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9cm" fo:min-width="0.372cm" fo:padding-top="0.137cm" fo:padding-bottom="0.137cm" fo:padding-left="0.262cm" fo:padding-right="0.262cm"/>
    </style:style>
    <style:style style:name="gr2"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8cm" fo:padding-top="0.137cm" fo:padding-bottom="0.137cm" fo:padding-left="0.262cm" fo:padding-right="0.262cm"/>
    </style:style>
    <style:style style:name="gr3"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4cm" fo:min-width="0.358cm" fo:padding-top="0.137cm" fo:padding-bottom="0.137cm" fo:padding-left="0.262cm" fo:padding-right="0.262cm"/>
    </style:style>
    <style:style style:name="gr4"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66cm" fo:padding-top="0.137cm" fo:padding-bottom="0.137cm" fo:padding-left="0.262cm" fo:padding-right="0.262cm"/>
    </style:style>
    <style:style style:name="gr5" style:family="graphic" style:parent-style-name="standard">
      <style:graphic-properties draw:fill="solid" draw:fill-color="#ff8000" draw:textarea-horizontal-align="justify" draw:textarea-vertical-align="middle" draw:auto-grow-height="false" fo:min-height="0cm" fo:min-width="0cm"/>
    </style:style>
    <style:style style:name="gr6" style:family="graphic" style:parent-style-name="standard">
      <style:graphic-properties draw:fill="solid" draw:fill-color="#666666" draw:textarea-horizontal-align="justify" draw:textarea-vertical-align="middle" draw:auto-grow-height="false" fo:min-height="0cm" fo:min-width="0cm" draw:shadow="hidden"/>
    </style:style>
    <style:style style:name="gr7" style:family="graphic" style:parent-style-name="standard">
      <style:graphic-properties draw:fill="solid" draw:fill-color="#111111" draw:textarea-horizontal-align="justify" draw:textarea-vertical-align="middle" draw:auto-grow-height="false" fo:min-height="0cm" fo:min-width="0cm"/>
    </style:style>
    <style:style style:name="gr8"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9"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10"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P1" style:family="paragraph">
      <loext:graphic-properties draw:fill="solid" draw:fill-color="#ffffd7"/>
      <style:paragraph-properties fo:text-align="center"/>
    </style:style>
    <style:style style:name="P2" style:family="paragraph">
      <loext:graphic-properties draw:fill="solid" draw:fill-color="#ff8000"/>
      <style:paragraph-properties fo:text-align="center"/>
    </style:style>
    <style:style style:name="P3" style:family="paragraph">
      <loext:graphic-properties draw:fill="solid" draw:fill-color="#666666"/>
      <style:paragraph-properties fo:text-align="center"/>
    </style:style>
    <style:style style:name="P4" style:family="paragraph">
      <loext:graphic-properties draw:fill="solid" draw:fill-color="#111111"/>
      <style:paragraph-properties fo:text-align="center"/>
    </style:style>
    <style:style style:name="P5" style:family="paragraph">
      <loext:graphic-properties draw:fill="solid"/>
      <style:paragraph-properties fo:text-align="center"/>
    </style:style>
    <style:style style:name="P6" style:family="paragraph">
      <loext:graphic-properties draw:fill="solid" draw:fill-color="#55308d"/>
      <style:paragraph-properties fo:text-align="center"/>
    </style:style>
  </office:automatic-styles>
  <office:body>
    <office:drawing>
      <draw:page draw:name="page1" draw:style-name="dp1" draw:master-page-name="Default">
        <draw:g>
          <draw:g>
            <draw:custom-shape draw:style-name="gr1" draw:text-style-name="P1" draw:layer="layout" svg:width="1.791cm" svg:height="1.298cm" draw:transform="rotate (-1.5707963267949) translate (12.853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12.146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12.832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12.146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11.383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10.676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11.362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10.676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1" draw:text-style-name="P1" draw:layer="layout" svg:width="1.791cm" svg:height="1.298cm" draw:transform="rotate (-1.5707963267949) translate (9.901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9.194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9.88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9.194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8.431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7.724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8.41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7.724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1" draw:text-style-name="P1" draw:layer="layout" svg:width="1.791cm" svg:height="1.298cm" draw:transform="rotate (-1.5707963267949) translate (6.951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6.244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6.93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6.244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5.481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4.774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5.46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4.774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 draw:text-style-name="P2"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 draw:text-style-name="P3"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5" draw:text-style-name="P2" xml:id="id4" draw:id="id4"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 draw:id="id5" draw:layer="layout" svg:width="0.254cm" svg:height="0.254cm" svg:x="3.5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 draw:id="id1"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 draw:id="id2" draw:layer="layout" svg:width="0.254cm" svg:height="0.254cm" svg:x="3.5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 draw:id="id3"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 draw:id="id6" draw:layer="layout" svg:width="0.254cm" svg:height="0.254cm" svg:x="3.5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cm" svg:y1="8.075cm" svg:x2="2.815cm" svg:y2="8.53cm" draw:end-shape="id1" draw:end-glue-point="5" svg:d="M2360 8075l455 455" svg:viewBox="0 0 456 456">
          <text:p/>
        </draw:connector>
        <draw:connector draw:style-name="gr8" draw:text-style-name="P5" draw:layer="layout" draw:type="line" svg:x1="2.995cm" svg:y1="8.71cm" svg:x2="3.55cm" svg:y2="9.165cm" draw:start-shape="id1" draw:start-glue-point="9" draw:end-shape="id2" draw:end-glue-point="5" svg:d="M2995 8710l555 455" svg:viewBox="0 0 556 456">
          <text:p/>
        </draw:connector>
        <draw:connector draw:style-name="gr8" draw:text-style-name="P5" draw:layer="layout" draw:type="line" svg:x1="2.36cm" svg:y1="9.345cm" svg:x2="2.815cm" svg:y2="9.8cm" draw:end-shape="id3" draw:end-glue-point="5" svg:d="M2360 9345l455 455" svg:viewBox="0 0 456 456">
          <text:p/>
        </draw:connector>
        <draw:connector draw:style-name="gr8" draw:text-style-name="P5" draw:layer="layout" draw:type="line" svg:x1="2.995cm" svg:y1="7.44cm" svg:x2="3.55cm" svg:y2="7.895cm" draw:start-shape="id4" draw:start-glue-point="9" draw:end-shape="id5" draw:end-glue-point="5" svg:d="M2995 7440l555 455" svg:viewBox="0 0 556 456">
          <text:p/>
        </draw:connector>
        <draw:connector draw:style-name="gr9" draw:text-style-name="P6" draw:layer="layout" draw:type="line" svg:x1="2.995cm" svg:y1="9.98cm" svg:x2="3.55cm" svg:y2="10.435cm" draw:start-shape="id3" draw:start-glue-point="9" draw:end-shape="id6" draw:end-glue-point="5" svg:d="M2995 9980l555 455" svg:viewBox="0 0 556 456">
          <text:p/>
        </draw:connector>
        <draw:connector draw:style-name="gr10" draw:text-style-name="P5" draw:layer="layout" draw:type="line" svg:x1="2.36cm" svg:y1="9.165cm" svg:x2="2.815cm" svg:y2="8.71cm" draw:end-shape="id1" draw:end-glue-point="7" svg:d="M2360 9165l455-455" svg:viewBox="0 0 456 456">
          <text:p/>
        </draw:connector>
        <draw:connector draw:style-name="gr10" draw:text-style-name="P5" draw:layer="layout" draw:type="line" svg:x1="2.36cm" svg:y1="7.895cm" svg:x2="2.815cm" svg:y2="7.44cm" draw:end-shape="id4" draw:end-glue-point="7" svg:d="M2360 7895l455-455" svg:viewBox="0 0 456 456">
          <text:p/>
        </draw:connector>
        <draw:connector draw:style-name="gr10" draw:text-style-name="P5" draw:layer="layout" draw:type="line" svg:x1="2.995cm" svg:y1="8.53cm" svg:x2="3.55cm" svg:y2="8.075cm" draw:start-shape="id1" draw:start-glue-point="11" draw:end-shape="id5" draw:end-glue-point="7" svg:d="M2995 8530l555-455" svg:viewBox="0 0 556 456">
          <text:p/>
        </draw:connector>
        <draw:connector draw:style-name="gr10" draw:text-style-name="P5" draw:layer="layout" draw:type="line" svg:x1="2.36cm" svg:y1="10.435cm" svg:x2="2.815cm" svg:y2="9.98cm" draw:end-shape="id3" draw:end-glue-point="7" svg:d="M2360 10435l455-455" svg:viewBox="0 0 456 456">
          <text:p/>
        </draw:connector>
        <draw:connector draw:style-name="gr10" draw:text-style-name="P5" draw:layer="layout" draw:type="line" svg:x1="2.995cm" svg:y1="9.8cm" svg:x2="3.55cm" svg:y2="9.345cm" draw:start-shape="id3" draw:start-glue-point="11" draw:end-shape="id2" draw:end-glue-point="7" svg:d="M2995 9800l555-455" svg:viewBox="0 0 556 456">
          <text:p/>
        </draw:connector>
        <draw:custom-shape draw:style-name="gr5" draw:text-style-name="P2" xml:id="id7" draw:id="id7" draw:layer="layout" svg:width="0.254cm" svg:height="0.254cm" svg:x="4.1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 draw:id="id8" draw:layer="layout" svg:width="0.254cm" svg:height="0.254cm" svg:x="4.7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 draw:id="id11" draw:layer="layout" svg:width="0.254cm" svg:height="0.254cm" svg:x="4.1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 draw:id="id12" draw:layer="layout" svg:width="0.254cm" svg:height="0.254cm" svg:x="4.7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 draw:id="id14" draw:layer="layout" svg:width="0.254cm" svg:height="0.254cm" svg:x="4.1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 draw:id="id15" draw:layer="layout" svg:width="0.254cm" svg:height="0.254cm" svg:x="4.7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 draw:id="id16" draw:layer="layout" svg:width="0.254cm" svg:height="0.254cm" svg:x="5.4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 draw:id="id17" draw:layer="layout" svg:width="0.254cm" svg:height="0.254cm" svg:x="6.0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 draw:id="id9" draw:layer="layout" svg:width="0.254cm" svg:height="0.254cm" svg:x="5.4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 draw:id="id10" draw:layer="layout" svg:width="0.254cm" svg:height="0.254cm" svg:x="6.0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 draw:id="id13" draw:layer="layout" svg:width="0.254cm" svg:height="0.254cm" svg:x="5.4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 draw:id="id18" draw:layer="layout" svg:width="0.254cm" svg:height="0.254cm" svg:x="6.0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365cm" svg:y1="7.44cm" svg:x2="4.82cm" svg:y2="7.895cm" draw:start-shape="id7" draw:start-glue-point="9" draw:end-shape="id8" draw:end-glue-point="5" svg:d="M4365 7440l455 455" svg:viewBox="0 0 456 456">
          <text:p/>
        </draw:connector>
        <draw:connector draw:style-name="gr8" draw:text-style-name="P5" draw:layer="layout" draw:type="line" svg:x1="5cm" svg:y1="8.075cm" svg:x2="5.455cm" svg:y2="8.53cm" draw:start-shape="id8" draw:start-glue-point="9" draw:end-shape="id9" draw:end-glue-point="5" svg:d="M5000 8075l455 455" svg:viewBox="0 0 456 456">
          <text:p/>
        </draw:connector>
        <draw:connector draw:style-name="gr8" draw:text-style-name="P5" draw:layer="layout" draw:type="line" svg:x1="5.635cm" svg:y1="8.71cm" svg:x2="6.09cm" svg:y2="9.165cm" draw:start-shape="id9" draw:start-glue-point="9" draw:end-shape="id10" draw:end-glue-point="5" svg:d="M5635 8710l455 455" svg:viewBox="0 0 456 456">
          <text:p/>
        </draw:connector>
        <draw:connector draw:style-name="gr8" draw:text-style-name="P5" draw:layer="layout" draw:type="line" svg:x1="4.365cm" svg:y1="8.71cm" svg:x2="4.82cm" svg:y2="9.165cm" draw:start-shape="id11" draw:start-glue-point="9" draw:end-shape="id12" draw:end-glue-point="5" svg:d="M4365 8710l455 455" svg:viewBox="0 0 456 456">
          <text:p/>
        </draw:connector>
        <draw:connector draw:style-name="gr8" draw:text-style-name="P5" draw:layer="layout" draw:type="line" svg:x1="5cm" svg:y1="9.345cm" svg:x2="5.455cm" svg:y2="9.8cm" draw:start-shape="id12" draw:start-glue-point="9" draw:end-shape="id13" draw:end-glue-point="5" svg:d="M5000 9345l455 455" svg:viewBox="0 0 456 456">
          <text:p/>
        </draw:connector>
        <draw:connector draw:style-name="gr8" draw:text-style-name="P5" draw:layer="layout" draw:type="line" svg:x1="4.365cm" svg:y1="9.98cm" svg:x2="4.82cm" svg:y2="10.435cm" draw:start-shape="id14" draw:start-glue-point="9" draw:end-shape="id15" draw:end-glue-point="5" svg:d="M4365 9980l455 455" svg:viewBox="0 0 456 456">
          <text:p/>
        </draw:connector>
        <draw:connector draw:style-name="gr8" draw:text-style-name="P5" draw:layer="layout" draw:type="line" svg:x1="5.635cm" svg:y1="7.44cm" svg:x2="6.09cm" svg:y2="7.895cm" draw:start-shape="id16" draw:start-glue-point="9" draw:end-shape="id17" draw:end-glue-point="5" svg:d="M5635 7440l455 455" svg:viewBox="0 0 456 456">
          <text:p/>
        </draw:connector>
        <draw:connector draw:style-name="gr9" draw:text-style-name="P6" draw:layer="layout" draw:type="line" svg:x1="5.635cm" svg:y1="9.98cm" svg:x2="6.09cm" svg:y2="10.435cm" draw:start-shape="id13" draw:start-glue-point="9" draw:end-shape="id18" draw:end-glue-point="5" svg:d="M5635 9980l455 455" svg:viewBox="0 0 456 456">
          <text:p/>
        </draw:connector>
        <draw:connector draw:style-name="gr10" draw:text-style-name="P5" draw:layer="layout" draw:type="line" svg:x1="4.365cm" svg:y1="9.8cm" svg:x2="4.82cm" svg:y2="9.345cm" draw:start-shape="id14" draw:start-glue-point="11" draw:end-shape="id12" draw:end-glue-point="7" svg:d="M4365 9800l455-455" svg:viewBox="0 0 456 456">
          <text:p/>
        </draw:connector>
        <draw:connector draw:style-name="gr10" draw:text-style-name="P5" draw:layer="layout" draw:type="line" svg:x1="5cm" svg:y1="9.165cm" svg:x2="5.455cm" svg:y2="8.71cm" draw:start-shape="id12" draw:start-glue-point="11" draw:end-shape="id9" draw:end-glue-point="7" svg:d="M5000 9165l455-455" svg:viewBox="0 0 456 456">
          <text:p/>
        </draw:connector>
        <draw:connector draw:style-name="gr10" draw:text-style-name="P5" draw:layer="layout" draw:type="line" svg:x1="4.365cm" svg:y1="8.53cm" svg:x2="4.82cm" svg:y2="8.075cm" draw:start-shape="id11" draw:start-glue-point="11" draw:end-shape="id8" draw:end-glue-point="7" svg:d="M4365 8530l455-455" svg:viewBox="0 0 456 456">
          <text:p/>
        </draw:connector>
        <draw:connector draw:style-name="gr10" draw:text-style-name="P5" draw:layer="layout" draw:type="line" svg:x1="5cm" svg:y1="7.895cm" svg:x2="5.455cm" svg:y2="7.44cm" draw:start-shape="id8" draw:start-glue-point="11" draw:end-shape="id16" draw:end-glue-point="7" svg:d="M5000 7895l455-455" svg:viewBox="0 0 456 456">
          <text:p/>
        </draw:connector>
        <draw:connector draw:style-name="gr10" draw:text-style-name="P5" draw:layer="layout" draw:type="line" svg:x1="5.635cm" svg:y1="8.53cm" svg:x2="6.09cm" svg:y2="8.075cm" draw:start-shape="id9" draw:start-glue-point="11" draw:end-shape="id17" draw:end-glue-point="7" svg:d="M5635 8530l455-455" svg:viewBox="0 0 456 456">
          <text:p/>
        </draw:connector>
        <draw:connector draw:style-name="gr10" draw:text-style-name="P5" draw:layer="layout" draw:type="line" svg:x1="5cm" svg:y1="10.435cm" svg:x2="5.455cm" svg:y2="9.98cm" draw:start-shape="id15" draw:start-glue-point="11" draw:end-shape="id13" draw:end-glue-point="7" svg:d="M5000 10435l455-455" svg:viewBox="0 0 456 456">
          <text:p/>
        </draw:connector>
        <draw:connector draw:style-name="gr10" draw:text-style-name="P5" draw:layer="layout" draw:type="line" svg:x1="5.635cm" svg:y1="9.8cm" svg:x2="6.09cm" svg:y2="9.345cm" draw:start-shape="id13" draw:start-glue-point="11" draw:end-shape="id10" draw:end-glue-point="7" svg:d="M5635 9800l455-455" svg:viewBox="0 0 456 456">
          <text:p/>
        </draw:connector>
        <draw:connector draw:style-name="gr10" draw:text-style-name="P5" draw:layer="layout" draw:type="line" svg:x1="3.73cm" svg:y1="7.895cm" svg:x2="4.185cm" svg:y2="7.44cm" draw:start-shape="id5" draw:start-glue-point="11" draw:end-shape="id7" draw:end-glue-point="7" svg:d="M3730 7895l455-455" svg:viewBox="0 0 456 456">
          <text:p/>
        </draw:connector>
        <draw:connector draw:style-name="gr10" draw:text-style-name="P5" draw:layer="layout" draw:type="line" svg:x1="3.73cm" svg:y1="9.165cm" svg:x2="4.185cm" svg:y2="8.71cm" draw:start-shape="id2" draw:start-glue-point="11" draw:end-shape="id11" draw:end-glue-point="7" svg:d="M3730 9165l455-455" svg:viewBox="0 0 456 456">
          <text:p/>
        </draw:connector>
        <draw:connector draw:style-name="gr10" draw:text-style-name="P5" draw:layer="layout" draw:type="line" svg:x1="3.73cm" svg:y1="10.435cm" svg:x2="4.185cm" svg:y2="9.98cm" draw:start-shape="id6" draw:start-glue-point="11" draw:end-shape="id14" draw:end-glue-point="7" svg:d="M3730 10435l455-455" svg:viewBox="0 0 456 456">
          <text:p/>
        </draw:connector>
        <draw:connector draw:style-name="gr8" draw:text-style-name="P5" draw:layer="layout" draw:type="line" svg:x1="3.73cm" svg:y1="9.345cm" svg:x2="4.185cm" svg:y2="9.8cm" draw:start-shape="id2" draw:start-glue-point="9" draw:end-shape="id14" draw:end-glue-point="5" svg:d="M3730 9345l455 455" svg:viewBox="0 0 456 456">
          <text:p/>
        </draw:connector>
        <draw:connector draw:style-name="gr8" draw:text-style-name="P5" draw:layer="layout" draw:type="line" svg:x1="3.73cm" svg:y1="8.075cm" svg:x2="4.185cm" svg:y2="8.53cm" draw:start-shape="id5" draw:start-glue-point="9" draw:end-shape="id11" draw:end-glue-point="5" svg:d="M3730 8075l455 455" svg:viewBox="0 0 456 456">
          <text:p/>
        </draw:connector>
        <draw:custom-shape draw:style-name="gr5" draw:text-style-name="P2" xml:id="id19" draw:id="id19" draw:layer="layout" svg:width="0.254cm" svg:height="0.254cm" svg:x="6.6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0" draw:id="id20" draw:layer="layout" svg:width="0.254cm" svg:height="0.254cm" svg:x="7.3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3" draw:id="id23" draw:layer="layout" svg:width="0.254cm" svg:height="0.254cm" svg:x="6.6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4" draw:id="id24" draw:layer="layout" svg:width="0.254cm" svg:height="0.254cm" svg:x="7.3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6" draw:id="id26" draw:layer="layout" svg:width="0.254cm" svg:height="0.254cm" svg:x="6.6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7" draw:id="id27" draw:layer="layout" svg:width="0.254cm" svg:height="0.254cm" svg:x="7.3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8" draw:id="id28" draw:layer="layout" svg:width="0.254cm" svg:height="0.254cm" svg:x="7.9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9" draw:id="id29" draw:layer="layout" svg:width="0.254cm" svg:height="0.254cm" svg:x="8.5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1" draw:id="id21" draw:layer="layout" svg:width="0.254cm" svg:height="0.254cm" svg:x="7.9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2" draw:id="id22" draw:layer="layout" svg:width="0.254cm" svg:height="0.254cm" svg:x="8.5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5" draw:id="id25" draw:layer="layout" svg:width="0.254cm" svg:height="0.254cm" svg:x="7.9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0" draw:id="id30" draw:layer="layout" svg:width="0.254cm" svg:height="0.254cm" svg:x="8.5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6.905cm" svg:y1="7.44cm" svg:x2="7.36cm" svg:y2="7.895cm" draw:start-shape="id19" draw:start-glue-point="9" draw:end-shape="id20" draw:end-glue-point="5" svg:d="M6905 7440l455 455" svg:viewBox="0 0 456 456">
          <text:p/>
        </draw:connector>
        <draw:connector draw:style-name="gr8" draw:text-style-name="P5" draw:layer="layout" draw:type="line" svg:x1="7.54cm" svg:y1="8.075cm" svg:x2="7.995cm" svg:y2="8.53cm" draw:start-shape="id20" draw:start-glue-point="9" draw:end-shape="id21" draw:end-glue-point="5" svg:d="M7540 8075l455 455" svg:viewBox="0 0 456 456">
          <text:p/>
        </draw:connector>
        <draw:connector draw:style-name="gr8" draw:text-style-name="P5" draw:layer="layout" draw:type="line" svg:x1="8.175cm" svg:y1="8.71cm" svg:x2="8.63cm" svg:y2="9.165cm" draw:start-shape="id21" draw:start-glue-point="9" draw:end-shape="id22" draw:end-glue-point="5" svg:d="M8175 8710l455 455" svg:viewBox="0 0 456 456">
          <text:p/>
        </draw:connector>
        <draw:connector draw:style-name="gr8" draw:text-style-name="P5" draw:layer="layout" draw:type="line" svg:x1="6.905cm" svg:y1="8.71cm" svg:x2="7.36cm" svg:y2="9.165cm" draw:start-shape="id23" draw:start-glue-point="9" draw:end-shape="id24" draw:end-glue-point="5" svg:d="M6905 8710l455 455" svg:viewBox="0 0 456 456">
          <text:p/>
        </draw:connector>
        <draw:connector draw:style-name="gr8" draw:text-style-name="P5" draw:layer="layout" draw:type="line" svg:x1="7.54cm" svg:y1="9.345cm" svg:x2="7.995cm" svg:y2="9.8cm" draw:start-shape="id24" draw:start-glue-point="9" draw:end-shape="id25" draw:end-glue-point="5" svg:d="M7540 9345l455 455" svg:viewBox="0 0 456 456">
          <text:p/>
        </draw:connector>
        <draw:connector draw:style-name="gr8" draw:text-style-name="P5" draw:layer="layout" draw:type="line" svg:x1="6.905cm" svg:y1="9.98cm" svg:x2="7.36cm" svg:y2="10.435cm" draw:start-shape="id26" draw:start-glue-point="9" draw:end-shape="id27" draw:end-glue-point="5" svg:d="M6905 9980l455 455" svg:viewBox="0 0 456 456">
          <text:p/>
        </draw:connector>
        <draw:connector draw:style-name="gr8" draw:text-style-name="P5" draw:layer="layout" draw:type="line" svg:x1="8.175cm" svg:y1="7.44cm" svg:x2="8.63cm" svg:y2="7.895cm" draw:start-shape="id28" draw:start-glue-point="9" draw:end-shape="id29" draw:end-glue-point="5" svg:d="M8175 7440l455 455" svg:viewBox="0 0 456 456">
          <text:p/>
        </draw:connector>
        <draw:connector draw:style-name="gr9" draw:text-style-name="P6" draw:layer="layout" draw:type="line" svg:x1="8.175cm" svg:y1="9.98cm" svg:x2="8.63cm" svg:y2="10.435cm" draw:start-shape="id25" draw:start-glue-point="9" draw:end-shape="id30" draw:end-glue-point="5" svg:d="M8175 9980l455 455" svg:viewBox="0 0 456 456">
          <text:p/>
        </draw:connector>
        <draw:connector draw:style-name="gr10" draw:text-style-name="P5" draw:layer="layout" draw:type="line" svg:x1="6.905cm" svg:y1="9.8cm" svg:x2="7.36cm" svg:y2="9.345cm" draw:start-shape="id26" draw:start-glue-point="11" draw:end-shape="id24" draw:end-glue-point="7" svg:d="M6905 9800l455-455" svg:viewBox="0 0 456 456">
          <text:p/>
        </draw:connector>
        <draw:connector draw:style-name="gr10" draw:text-style-name="P5" draw:layer="layout" draw:type="line" svg:x1="7.54cm" svg:y1="9.165cm" svg:x2="7.995cm" svg:y2="8.71cm" draw:start-shape="id24" draw:start-glue-point="11" draw:end-shape="id21" draw:end-glue-point="7" svg:d="M7540 9165l455-455" svg:viewBox="0 0 456 456">
          <text:p/>
        </draw:connector>
        <draw:connector draw:style-name="gr10" draw:text-style-name="P5" draw:layer="layout" draw:type="line" svg:x1="6.905cm" svg:y1="8.53cm" svg:x2="7.36cm" svg:y2="8.075cm" draw:start-shape="id23" draw:start-glue-point="11" draw:end-shape="id20" draw:end-glue-point="7" svg:d="M6905 8530l455-455" svg:viewBox="0 0 456 456">
          <text:p/>
        </draw:connector>
        <draw:connector draw:style-name="gr10" draw:text-style-name="P5" draw:layer="layout" draw:type="line" svg:x1="7.54cm" svg:y1="7.895cm" svg:x2="7.995cm" svg:y2="7.44cm" draw:start-shape="id20" draw:start-glue-point="11" draw:end-shape="id28" draw:end-glue-point="7" svg:d="M7540 7895l455-455" svg:viewBox="0 0 456 456">
          <text:p/>
        </draw:connector>
        <draw:connector draw:style-name="gr10" draw:text-style-name="P5" draw:layer="layout" draw:type="line" svg:x1="8.175cm" svg:y1="8.53cm" svg:x2="8.63cm" svg:y2="8.075cm" draw:start-shape="id21" draw:start-glue-point="11" draw:end-shape="id29" draw:end-glue-point="7" svg:d="M8175 8530l455-455" svg:viewBox="0 0 456 456">
          <text:p/>
        </draw:connector>
        <draw:connector draw:style-name="gr10" draw:text-style-name="P5" draw:layer="layout" draw:type="line" svg:x1="7.54cm" svg:y1="10.435cm" svg:x2="7.995cm" svg:y2="9.98cm" draw:start-shape="id27" draw:start-glue-point="11" draw:end-shape="id25" draw:end-glue-point="7" svg:d="M7540 10435l455-455" svg:viewBox="0 0 456 456">
          <text:p/>
        </draw:connector>
        <draw:connector draw:style-name="gr10" draw:text-style-name="P5" draw:layer="layout" draw:type="line" svg:x1="8.175cm" svg:y1="9.8cm" svg:x2="8.63cm" svg:y2="9.345cm" draw:start-shape="id25" draw:start-glue-point="11" draw:end-shape="id22" draw:end-glue-point="7" svg:d="M8175 9800l455-455" svg:viewBox="0 0 456 456">
          <text:p/>
        </draw:connector>
        <draw:custom-shape draw:style-name="gr5" draw:text-style-name="P2" xml:id="id31" draw:id="id31" draw:layer="layout" svg:width="0.254cm" svg:height="0.254cm" svg:x="9.2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2" draw:id="id32" draw:layer="layout" svg:width="0.254cm" svg:height="0.254cm" svg:x="9.8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3" draw:id="id33" draw:layer="layout" svg:width="0.254cm" svg:height="0.254cm" svg:x="9.2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4" draw:id="id34" draw:layer="layout" svg:width="0.254cm" svg:height="0.254cm" svg:x="9.8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5" draw:id="id35" draw:layer="layout" svg:width="0.254cm" svg:height="0.254cm" svg:x="9.2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6" draw:id="id36" draw:layer="layout" svg:width="0.254cm" svg:height="0.254cm" svg:x="9.8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9.445cm" svg:y1="7.44cm" svg:x2="9.9cm" svg:y2="7.895cm" draw:start-shape="id31" draw:start-glue-point="9" draw:end-shape="id32" draw:end-glue-point="5" svg:d="M9445 7440l455 455" svg:viewBox="0 0 456 456">
          <text:p/>
        </draw:connector>
        <draw:connector draw:style-name="gr8" draw:text-style-name="P5" draw:layer="layout" draw:type="line" svg:x1="10.08cm" svg:y1="8.075cm" svg:x2="10.535cm" svg:y2="8.53cm" draw:start-shape="id32" draw:start-glue-point="9" svg:d="M10080 8075l455 455" svg:viewBox="0 0 456 456">
          <text:p/>
        </draw:connector>
        <draw:connector draw:style-name="gr8" draw:text-style-name="P5" draw:layer="layout" draw:type="line" svg:x1="9.445cm" svg:y1="8.71cm" svg:x2="9.9cm" svg:y2="9.165cm" draw:start-shape="id33" draw:start-glue-point="9" draw:end-shape="id34" draw:end-glue-point="5" svg:d="M9445 8710l455 455" svg:viewBox="0 0 456 456">
          <text:p/>
        </draw:connector>
        <draw:connector draw:style-name="gr8" draw:text-style-name="P5" draw:layer="layout" draw:type="line" svg:x1="10.08cm" svg:y1="9.345cm" svg:x2="10.535cm" svg:y2="9.8cm" draw:start-shape="id34" draw:start-glue-point="9" svg:d="M10080 9345l455 455" svg:viewBox="0 0 456 456">
          <text:p/>
        </draw:connector>
        <draw:connector draw:style-name="gr8" draw:text-style-name="P5" draw:layer="layout" draw:type="line" svg:x1="9.445cm" svg:y1="9.98cm" svg:x2="9.9cm" svg:y2="10.435cm" draw:start-shape="id35" draw:start-glue-point="9" draw:end-shape="id36" draw:end-glue-point="5" svg:d="M9445 9980l455 455" svg:viewBox="0 0 456 456">
          <text:p/>
        </draw:connector>
        <draw:connector draw:style-name="gr10" draw:text-style-name="P5" draw:layer="layout" draw:type="line" svg:x1="9.445cm" svg:y1="9.8cm" svg:x2="9.9cm" svg:y2="9.345cm" draw:start-shape="id35" draw:start-glue-point="11" draw:end-shape="id34" draw:end-glue-point="7" svg:d="M9445 9800l455-455" svg:viewBox="0 0 456 456">
          <text:p/>
        </draw:connector>
        <draw:connector draw:style-name="gr10" draw:text-style-name="P5" draw:layer="layout" draw:type="line" svg:x1="10.08cm" svg:y1="9.165cm" svg:x2="10.535cm" svg:y2="8.71cm" draw:start-shape="id34" draw:start-glue-point="11" svg:d="M10080 9165l455-455" svg:viewBox="0 0 456 456">
          <text:p/>
        </draw:connector>
        <draw:connector draw:style-name="gr10" draw:text-style-name="P5" draw:layer="layout" draw:type="line" svg:x1="9.445cm" svg:y1="8.53cm" svg:x2="9.9cm" svg:y2="8.075cm" draw:start-shape="id33" draw:start-glue-point="11" draw:end-shape="id32" draw:end-glue-point="7" svg:d="M9445 8530l455-455" svg:viewBox="0 0 456 456">
          <text:p/>
        </draw:connector>
        <draw:connector draw:style-name="gr10" draw:text-style-name="P5" draw:layer="layout" draw:type="line" svg:x1="10.08cm" svg:y1="7.895cm" svg:x2="10.535cm" svg:y2="7.44cm" draw:start-shape="id32" draw:start-glue-point="11" svg:d="M10080 7895l455-455" svg:viewBox="0 0 456 456">
          <text:p/>
        </draw:connector>
        <draw:connector draw:style-name="gr10" draw:text-style-name="P5" draw:layer="layout" draw:type="line" svg:x1="10.08cm" svg:y1="10.435cm" svg:x2="10.535cm" svg:y2="9.98cm" draw:start-shape="id36" draw:start-glue-point="11" svg:d="M10080 10435l455-455" svg:viewBox="0 0 456 456">
          <text:p/>
        </draw:connector>
        <draw:connector draw:style-name="gr10" draw:text-style-name="P5" draw:layer="layout" draw:type="line" svg:x1="8.81cm" svg:y1="7.895cm" svg:x2="9.265cm" svg:y2="7.44cm" draw:start-shape="id29" draw:start-glue-point="11" draw:end-shape="id31" draw:end-glue-point="7" svg:d="M8810 7895l455-455" svg:viewBox="0 0 456 456">
          <text:p/>
        </draw:connector>
        <draw:connector draw:style-name="gr10" draw:text-style-name="P5" draw:layer="layout" draw:type="line" svg:x1="8.81cm" svg:y1="9.165cm" svg:x2="9.265cm" svg:y2="8.71cm" draw:start-shape="id22" draw:start-glue-point="11" draw:end-shape="id33" draw:end-glue-point="7" svg:d="M8810 9165l455-455" svg:viewBox="0 0 456 456">
          <text:p/>
        </draw:connector>
        <draw:connector draw:style-name="gr10" draw:text-style-name="P5" draw:layer="layout" draw:type="line" svg:x1="8.81cm" svg:y1="10.435cm" svg:x2="9.265cm" svg:y2="9.98cm" draw:start-shape="id30" draw:start-glue-point="11" draw:end-shape="id35" draw:end-glue-point="7" svg:d="M8810 10435l455-455" svg:viewBox="0 0 456 456">
          <text:p/>
        </draw:connector>
        <draw:connector draw:style-name="gr8" draw:text-style-name="P5" draw:layer="layout" draw:type="line" svg:x1="8.81cm" svg:y1="9.345cm" svg:x2="9.265cm" svg:y2="9.8cm" draw:start-shape="id22" draw:start-glue-point="9" draw:end-shape="id35" draw:end-glue-point="5" svg:d="M8810 9345l455 455" svg:viewBox="0 0 456 456">
          <text:p/>
        </draw:connector>
        <draw:connector draw:style-name="gr8" draw:text-style-name="P5" draw:layer="layout" draw:type="line" svg:x1="8.81cm" svg:y1="8.075cm" svg:x2="9.265cm" svg:y2="8.53cm" draw:start-shape="id29" draw:start-glue-point="9" draw:end-shape="id33" draw:end-glue-point="5" svg:d="M8810 8075l455 455" svg:viewBox="0 0 456 456">
          <text:p/>
        </draw:connector>
        <draw:connector draw:style-name="gr8" draw:text-style-name="P5" draw:layer="layout" draw:type="line" svg:x1="6.27cm" svg:y1="8.075cm" svg:x2="6.725cm" svg:y2="8.53cm" draw:start-shape="id17" draw:start-glue-point="9" draw:end-shape="id23" draw:end-glue-point="5" svg:d="M6270 8075l455 455" svg:viewBox="0 0 456 456">
          <text:p/>
        </draw:connector>
        <draw:connector draw:style-name="gr8" draw:text-style-name="P5" draw:layer="layout" draw:type="line" svg:x1="6.27cm" svg:y1="9.345cm" svg:x2="6.725cm" svg:y2="9.8cm" draw:start-shape="id10" draw:start-glue-point="9" draw:end-shape="id26" draw:end-glue-point="5" svg:d="M6270 9345l455 455" svg:viewBox="0 0 456 456">
          <text:p/>
        </draw:connector>
        <draw:connector draw:style-name="gr10" draw:text-style-name="P5" draw:layer="layout" draw:type="line" svg:x1="6.27cm" svg:y1="10.435cm" svg:x2="6.725cm" svg:y2="9.98cm" draw:start-shape="id18" draw:start-glue-point="11" draw:end-shape="id26" draw:end-glue-point="7" svg:d="M6270 10435l455-455" svg:viewBox="0 0 456 456">
          <text:p/>
        </draw:connector>
        <draw:connector draw:style-name="gr10" draw:text-style-name="P5" draw:layer="layout" draw:type="line" svg:x1="6.27cm" svg:y1="9.165cm" svg:x2="6.725cm" svg:y2="8.71cm" draw:start-shape="id10" draw:start-glue-point="11" draw:end-shape="id23" draw:end-glue-point="7" svg:d="M6270 9165l455-455" svg:viewBox="0 0 456 456">
          <text:p/>
        </draw:connector>
        <draw:connector draw:style-name="gr10" draw:text-style-name="P5" draw:layer="layout" draw:type="line" svg:x1="6.27cm" svg:y1="7.895cm" svg:x2="6.725cm" svg:y2="7.44cm" draw:start-shape="id17" draw:start-glue-point="11" draw:end-shape="id19" draw:end-glue-point="7" svg:d="M6270 7895l455-455" svg:viewBox="0 0 456 456">
          <text:p/>
        </draw:connector>
        <draw:custom-shape draw:style-name="gr5" draw:text-style-name="P2" xml:id="id37" draw:id="id37" draw:layer="layout" svg:width="0.254cm" svg:height="0.254cm" svg:x="10.4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8" draw:id="id38" draw:layer="layout" svg:width="0.254cm" svg:height="0.254cm" svg:x="11.1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9" draw:id="id39" draw:layer="layout" svg:width="0.254cm" svg:height="0.254cm" svg:x="10.4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0" draw:id="id40" draw:layer="layout" svg:width="0.254cm" svg:height="0.254cm" svg:x="11.1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1" draw:id="id41" draw:layer="layout" svg:width="0.254cm" svg:height="0.254cm" svg:x="10.4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2" draw:id="id42" draw:layer="layout" svg:width="0.254cm" svg:height="0.254cm" svg:x="11.1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715cm" svg:y1="7.44cm" svg:x2="11.17cm" svg:y2="7.895cm" draw:start-shape="id37" draw:start-glue-point="9" draw:end-shape="id38" draw:end-glue-point="5" svg:d="M10715 7440l455 455" svg:viewBox="0 0 456 456">
          <text:p/>
        </draw:connector>
        <draw:connector draw:style-name="gr8" draw:text-style-name="P5" draw:layer="layout" draw:type="line" svg:x1="11.35cm" svg:y1="8.075cm" svg:x2="11.805cm" svg:y2="8.53cm" draw:start-shape="id38" draw:start-glue-point="9" svg:d="M11350 8075l455 455" svg:viewBox="0 0 456 456">
          <text:p/>
        </draw:connector>
        <draw:connector draw:style-name="gr8" draw:text-style-name="P5" draw:layer="layout" draw:type="line" svg:x1="10.715cm" svg:y1="8.71cm" svg:x2="11.17cm" svg:y2="9.165cm" draw:start-shape="id39" draw:start-glue-point="9" draw:end-shape="id40" draw:end-glue-point="5" svg:d="M10715 8710l455 455" svg:viewBox="0 0 456 456">
          <text:p/>
        </draw:connector>
        <draw:connector draw:style-name="gr8" draw:text-style-name="P5" draw:layer="layout" draw:type="line" svg:x1="11.35cm" svg:y1="9.345cm" svg:x2="11.805cm" svg:y2="9.8cm" draw:start-shape="id40" draw:start-glue-point="9" svg:d="M11350 9345l455 455" svg:viewBox="0 0 456 456">
          <text:p/>
        </draw:connector>
        <draw:connector draw:style-name="gr8" draw:text-style-name="P5" draw:layer="layout" draw:type="line" svg:x1="10.715cm" svg:y1="9.98cm" svg:x2="11.17cm" svg:y2="10.435cm" draw:start-shape="id41" draw:start-glue-point="9" draw:end-shape="id42" draw:end-glue-point="5" svg:d="M10715 9980l455 455" svg:viewBox="0 0 456 456">
          <text:p/>
        </draw:connector>
        <draw:connector draw:style-name="gr10" draw:text-style-name="P5" draw:layer="layout" draw:type="line" svg:x1="10.715cm" svg:y1="9.8cm" svg:x2="11.17cm" svg:y2="9.345cm" draw:start-shape="id41" draw:start-glue-point="11" draw:end-shape="id40" draw:end-glue-point="7" svg:d="M10715 9800l455-455" svg:viewBox="0 0 456 456">
          <text:p/>
        </draw:connector>
        <draw:connector draw:style-name="gr10" draw:text-style-name="P5" draw:layer="layout" draw:type="line" svg:x1="11.35cm" svg:y1="9.165cm" svg:x2="11.805cm" svg:y2="8.71cm" draw:start-shape="id40" draw:start-glue-point="11" svg:d="M11350 9165l455-455" svg:viewBox="0 0 456 456">
          <text:p/>
        </draw:connector>
        <draw:connector draw:style-name="gr10" draw:text-style-name="P5" draw:layer="layout" draw:type="line" svg:x1="10.715cm" svg:y1="8.53cm" svg:x2="11.17cm" svg:y2="8.075cm" draw:start-shape="id39" draw:start-glue-point="11" draw:end-shape="id38" draw:end-glue-point="7" svg:d="M10715 8530l455-455" svg:viewBox="0 0 456 456">
          <text:p/>
        </draw:connector>
        <draw:connector draw:style-name="gr10" draw:text-style-name="P5" draw:layer="layout" draw:type="line" svg:x1="11.35cm" svg:y1="7.895cm" svg:x2="11.805cm" svg:y2="7.44cm" draw:start-shape="id38" draw:start-glue-point="11" svg:d="M11350 7895l455-455" svg:viewBox="0 0 456 456">
          <text:p/>
        </draw:connector>
        <draw:connector draw:style-name="gr10" draw:text-style-name="P5" draw:layer="layout" draw:type="line" svg:x1="11.35cm" svg:y1="10.435cm" svg:x2="11.805cm" svg:y2="9.98cm" draw:start-shape="id42" draw:start-glue-point="11" svg:d="M11350 10435l455-455" svg:viewBox="0 0 456 456">
          <text:p/>
        </draw:connector>
        <draw:custom-shape draw:style-name="gr7" draw:text-style-name="P4" xml:id="id43" draw:id="id43" draw:layer="layout" svg:width="0.128cm" svg:height="0.127cm" svg:x="3.5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4" draw:id="id44" draw:layer="layout" svg:width="0.128cm" svg:height="0.127cm" svg:x="4.8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5" draw:id="id45" draw:layer="layout" svg:width="0.128cm" svg:height="0.127cm" svg:x="6.1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6" draw:id="id46" draw:layer="layout" svg:width="0.128cm" svg:height="0.127cm" svg:x="7.3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7" draw:id="id47" draw:layer="layout" svg:width="0.128cm" svg:height="0.127cm" svg:x="8.6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8" draw:id="id48" draw:layer="layout" svg:width="0.128cm" svg:height="0.127cm" svg:x="9.9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9" draw:id="id49" draw:layer="layout" svg:width="0.128cm" svg:height="0.127cm" svg:x="11.1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cm" svg:y1="10.615cm" svg:x2="2.95cm" svg:y2="11.114cm" draw:start-shape="id6" draw:start-glue-point="7" svg:d="M3550 10615l-600 499" svg:viewBox="0 0 601 500">
          <text:p/>
        </draw:connector>
        <draw:connector draw:style-name="gr10" draw:text-style-name="P5" draw:layer="layout" draw:type="line" svg:x1="4.82cm" svg:y1="10.615cm" svg:x2="4.321cm" svg:y2="11.114cm" draw:start-shape="id15" draw:start-glue-point="7" svg:d="M4820 10615l-499 499" svg:viewBox="0 0 500 500">
          <text:p/>
        </draw:connector>
        <draw:connector draw:style-name="gr10" draw:text-style-name="P5" draw:layer="layout" draw:type="line" svg:x1="6.09cm" svg:y1="10.615cm" svg:x2="5.59cm" svg:y2="11.114cm" draw:start-shape="id18" draw:start-glue-point="7" svg:d="M6090 10615l-500 499" svg:viewBox="0 0 501 500">
          <text:p/>
        </draw:connector>
        <draw:connector draw:style-name="gr10" draw:text-style-name="P5" draw:layer="layout" draw:type="line" svg:x1="7.36cm" svg:y1="10.615cm" svg:x2="6.861cm" svg:y2="11.114cm" draw:start-shape="id27" draw:start-glue-point="7" svg:d="M7360 10615l-499 499" svg:viewBox="0 0 500 500">
          <text:p/>
        </draw:connector>
        <draw:connector draw:style-name="gr10" draw:text-style-name="P5" draw:layer="layout" draw:type="line" svg:x1="8.63cm" svg:y1="10.615cm" svg:x2="8.13cm" svg:y2="11.114cm" draw:start-shape="id30" draw:start-glue-point="7" svg:d="M8630 10615l-500 499" svg:viewBox="0 0 501 500">
          <text:p/>
        </draw:connector>
        <draw:connector draw:style-name="gr10" draw:text-style-name="P5" draw:layer="layout" draw:type="line" svg:x1="9.9cm" svg:y1="10.615cm" svg:x2="9.401cm" svg:y2="11.114cm" draw:start-shape="id36" draw:start-glue-point="7" svg:d="M9900 10615l-499 499" svg:viewBox="0 0 500 500">
          <text:p/>
        </draw:connector>
        <draw:connector draw:style-name="gr10" draw:text-style-name="P5" draw:layer="layout" draw:type="line" svg:x1="11.17cm" svg:y1="10.615cm" svg:x2="10.67cm" svg:y2="11.114cm" draw:start-shape="id42" draw:start-glue-point="7" svg:d="M11170 10615l-500 499" svg:viewBox="0 0 501 500">
          <text:p/>
        </draw:connector>
        <draw:connector draw:style-name="gr10" draw:text-style-name="P5" draw:layer="layout" draw:type="line" svg:x1="2.995cm" svg:y1="7.26cm" svg:x2="3.593cm" svg:y2="6.76cm" draw:start-shape="id4" draw:start-glue-point="11" draw:end-shape="id43" draw:end-glue-point="7" svg:d="M2995 7260l598-500" svg:viewBox="0 0 599 501">
          <text:p/>
        </draw:connector>
        <draw:connector draw:style-name="gr10" draw:text-style-name="P5" draw:layer="layout" draw:type="line" svg:x1="4.365cm" svg:y1="7.26cm" svg:x2="4.864cm" svg:y2="6.76cm" draw:start-shape="id7" draw:start-glue-point="11" draw:end-shape="id44" draw:end-glue-point="7" svg:d="M4365 7260l499-500" svg:viewBox="0 0 500 501">
          <text:p/>
        </draw:connector>
        <draw:connector draw:style-name="gr10" draw:text-style-name="P5" draw:layer="layout" draw:type="line" svg:x1="5.635cm" svg:y1="7.26cm" svg:x2="6.133cm" svg:y2="6.76cm" draw:start-shape="id16" draw:start-glue-point="11" draw:end-shape="id45" draw:end-glue-point="7" svg:d="M5635 7260l498-500" svg:viewBox="0 0 499 501">
          <text:p/>
        </draw:connector>
        <draw:connector draw:style-name="gr10" draw:text-style-name="P5" draw:layer="layout" draw:type="line" svg:x1="6.905cm" svg:y1="7.26cm" svg:x2="7.404cm" svg:y2="6.76cm" draw:start-shape="id19" draw:start-glue-point="11" draw:end-shape="id46" draw:end-glue-point="7" svg:d="M6905 7260l499-500" svg:viewBox="0 0 500 501">
          <text:p/>
        </draw:connector>
        <draw:connector draw:style-name="gr10" draw:text-style-name="P5" draw:layer="layout" draw:type="line" svg:x1="8.175cm" svg:y1="7.26cm" svg:x2="8.673cm" svg:y2="6.76cm" draw:start-shape="id28" draw:start-glue-point="11" draw:end-shape="id47" draw:end-glue-point="7" svg:d="M8175 7260l498-500" svg:viewBox="0 0 499 501">
          <text:p/>
        </draw:connector>
        <draw:connector draw:style-name="gr10" draw:text-style-name="P5" draw:layer="layout" draw:type="line" svg:x1="9.445cm" svg:y1="7.26cm" svg:x2="9.944cm" svg:y2="6.76cm" draw:start-shape="id31" draw:start-glue-point="11" draw:end-shape="id48" draw:end-glue-point="7" svg:d="M9445 7260l499-500" svg:viewBox="0 0 500 501">
          <text:p/>
        </draw:connector>
        <draw:connector draw:style-name="gr10" draw:text-style-name="P5" draw:layer="layout" draw:type="line" svg:x1="10.715cm" svg:y1="7.26cm" svg:x2="11.213cm" svg:y2="6.76cm" draw:start-shape="id37" draw:start-glue-point="11" draw:end-shape="id49" draw:end-glue-point="7" svg:d="M10715 7260l498-500" svg:viewBox="0 0 499 501">
          <text:p/>
        </draw:connector>
        <draw:connector draw:style-name="gr8" draw:text-style-name="P5" draw:layer="layout" draw:type="line" svg:x1="2.316cm" svg:y1="6.76cm" svg:x2="2.815cm" svg:y2="7.26cm" draw:end-shape="id4" draw:end-glue-point="5" svg:d="M2316 6760l499 500" svg:viewBox="0 0 500 501">
          <text:p/>
        </draw:connector>
        <draw:connector draw:style-name="gr8" draw:text-style-name="P5" draw:layer="layout" draw:type="line" svg:x1="3.685cm" svg:y1="6.76cm" svg:x2="4.185cm" svg:y2="7.26cm" draw:start-shape="id43" draw:start-glue-point="9" draw:end-shape="id7" draw:end-glue-point="5" svg:d="M3685 6760l500 500" svg:viewBox="0 0 501 501">
          <text:p/>
        </draw:connector>
        <draw:connector draw:style-name="gr8" draw:text-style-name="P5" draw:layer="layout" draw:type="line" svg:x1="4.956cm" svg:y1="6.76cm" svg:x2="5.455cm" svg:y2="7.26cm" draw:start-shape="id44" draw:start-glue-point="9" draw:end-shape="id16" draw:end-glue-point="5" svg:d="M4956 6760l499 500" svg:viewBox="0 0 500 501">
          <text:p/>
        </draw:connector>
        <draw:connector draw:style-name="gr8" draw:text-style-name="P5" draw:layer="layout" draw:type="line" svg:x1="6.225cm" svg:y1="6.76cm" svg:x2="6.725cm" svg:y2="7.26cm" draw:start-shape="id45" draw:start-glue-point="9" draw:end-shape="id19" draw:end-glue-point="5" svg:d="M6225 6760l500 500" svg:viewBox="0 0 501 501">
          <text:p/>
        </draw:connector>
        <draw:connector draw:style-name="gr8" draw:text-style-name="P5" draw:layer="layout" draw:type="line" svg:x1="7.496cm" svg:y1="6.76cm" svg:x2="7.995cm" svg:y2="7.26cm" draw:start-shape="id46" draw:start-glue-point="9" draw:end-shape="id28" draw:end-glue-point="5" svg:d="M7496 6760l499 500" svg:viewBox="0 0 500 501">
          <text:p/>
        </draw:connector>
        <draw:connector draw:style-name="gr8" draw:text-style-name="P5" draw:layer="layout" draw:type="line" svg:x1="8.765cm" svg:y1="6.76cm" svg:x2="9.265cm" svg:y2="7.26cm" draw:start-shape="id47" draw:start-glue-point="9" draw:end-shape="id31" draw:end-glue-point="5" svg:d="M8765 6760l500 500" svg:viewBox="0 0 501 501">
          <text:p/>
        </draw:connector>
        <draw:connector draw:style-name="gr8" draw:text-style-name="P5" draw:layer="layout" draw:type="line" svg:x1="10.036cm" svg:y1="6.76cm" svg:x2="10.535cm" svg:y2="7.26cm" draw:start-shape="id48" draw:start-glue-point="9" draw:end-shape="id37" draw:end-glue-point="5" svg:d="M10036 6760l499 500" svg:viewBox="0 0 500 501">
          <text:p/>
        </draw:connector>
        <draw:connector draw:style-name="gr8" draw:text-style-name="P5" draw:layer="layout" draw:type="line" svg:x1="11.305cm" svg:y1="6.76cm" svg:x2="11.805cm" svg:y2="7.26cm" draw:start-shape="id49" draw:start-glue-point="9" svg:d="M11305 6760l500 500" svg:viewBox="0 0 501 501">
          <text:p/>
        </draw:connector>
        <draw:connector draw:style-name="gr8" draw:text-style-name="P5" draw:layer="layout" draw:type="line" svg:x1="2.36cm" svg:y1="10.615cm" svg:x2="2.858cm" svg:y2="11.114cm" svg:d="M2360 10615l498 499" svg:viewBox="0 0 499 500">
          <text:p/>
        </draw:connector>
        <draw:connector draw:style-name="gr8" draw:text-style-name="P5" draw:layer="layout" draw:type="line" svg:x1="3.73cm" svg:y1="10.615cm" svg:x2="4.229cm" svg:y2="11.114cm" draw:start-shape="id6" draw:start-glue-point="9" svg:d="M3730 10615l499 499" svg:viewBox="0 0 500 500">
          <text:p/>
        </draw:connector>
        <draw:connector draw:style-name="gr8" draw:text-style-name="P5" draw:layer="layout" draw:type="line" svg:x1="5cm" svg:y1="10.615cm" svg:x2="5.498cm" svg:y2="11.114cm" draw:start-shape="id15" draw:start-glue-point="9" svg:d="M5000 10615l498 499" svg:viewBox="0 0 499 500">
          <text:p/>
        </draw:connector>
        <draw:connector draw:style-name="gr8" draw:text-style-name="P5" draw:layer="layout" draw:type="line" svg:x1="6.27cm" svg:y1="10.615cm" svg:x2="6.769cm" svg:y2="11.114cm" draw:start-shape="id18" draw:start-glue-point="9" svg:d="M6270 10615l499 499" svg:viewBox="0 0 500 500">
          <text:p/>
        </draw:connector>
        <draw:connector draw:style-name="gr8" draw:text-style-name="P5" draw:layer="layout" draw:type="line" svg:x1="7.54cm" svg:y1="10.615cm" svg:x2="8.038cm" svg:y2="11.114cm" draw:start-shape="id27" draw:start-glue-point="9" svg:d="M7540 10615l498 499" svg:viewBox="0 0 499 500">
          <text:p/>
        </draw:connector>
        <draw:connector draw:style-name="gr8" draw:text-style-name="P5" draw:layer="layout" draw:type="line" svg:x1="8.81cm" svg:y1="10.615cm" svg:x2="9.309cm" svg:y2="11.114cm" draw:start-shape="id30" draw:start-glue-point="9" svg:d="M8810 10615l499 499" svg:viewBox="0 0 500 500">
          <text:p/>
        </draw:connector>
        <draw:connector draw:style-name="gr8" draw:text-style-name="P5" draw:layer="layout" draw:type="line" svg:x1="10.08cm" svg:y1="10.615cm" svg:x2="10.578cm" svg:y2="11.114cm" draw:start-shape="id36" draw:start-glue-point="9" svg:d="M10080 10615l498 499" svg:viewBox="0 0 499 500">
          <text:p/>
        </draw:connector>
        <draw:connector draw:style-name="gr8" draw:text-style-name="P5" draw:layer="layout" draw:type="line" svg:x1="11.35cm" svg:y1="10.615cm" svg:x2="11.849cm" svg:y2="11.114cm" draw:start-shape="id42" draw:start-glue-point="9" svg:d="M11350 10615l499 499" svg:viewBox="0 0 500 500">
          <text:p/>
        </draw:connector>
        <draw:custom-shape draw:style-name="gr5" draw:text-style-name="P2" xml:id="id53" draw:id="id53" draw:layer="layout" svg:width="0.254cm" svg:height="0.254cm" svg:x="2.77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4" draw:id="id54" draw:layer="layout" svg:width="0.254cm" svg:height="0.254cm" svg:x="3.51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0" draw:id="id50" draw:layer="layout" svg:width="0.254cm" svg:height="0.254cm" svg:x="2.77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1" draw:id="id51" draw:layer="layout" svg:width="0.254cm" svg:height="0.254cm" svg:x="3.51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2" draw:id="id52" draw:layer="layout" svg:width="0.254cm" svg:height="0.254cm" svg:x="2.77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5" draw:id="id55" draw:layer="layout" svg:width="0.254cm" svg:height="0.254cm" svg:x="3.51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1cm" svg:y1="11.884cm" svg:x2="2.816cm" svg:y2="12.339cm" draw:end-shape="id50" draw:end-glue-point="5" svg:d="M2361 11884l455 455" svg:viewBox="0 0 456 456">
          <text:p/>
        </draw:connector>
        <draw:connector draw:style-name="gr8" draw:text-style-name="P5" draw:layer="layout" draw:type="line" svg:x1="2.996cm" svg:y1="12.519cm" svg:x2="3.551cm" svg:y2="12.974cm" draw:start-shape="id50" draw:start-glue-point="9" draw:end-shape="id51" draw:end-glue-point="5" svg:d="M2996 12519l555 455" svg:viewBox="0 0 556 456">
          <text:p/>
        </draw:connector>
        <draw:connector draw:style-name="gr8" draw:text-style-name="P5" draw:layer="layout" draw:type="line" svg:x1="2.361cm" svg:y1="13.154cm" svg:x2="2.816cm" svg:y2="13.609cm" draw:end-shape="id52" draw:end-glue-point="5" svg:d="M2361 13154l455 455" svg:viewBox="0 0 456 456">
          <text:p/>
        </draw:connector>
        <draw:connector draw:style-name="gr8" draw:text-style-name="P5" draw:layer="layout" draw:type="line" svg:x1="2.996cm" svg:y1="11.249cm" svg:x2="3.551cm" svg:y2="11.704cm" draw:start-shape="id53" draw:start-glue-point="9" draw:end-shape="id54" draw:end-glue-point="5" svg:d="M2996 11249l555 455" svg:viewBox="0 0 556 456">
          <text:p/>
        </draw:connector>
        <draw:connector draw:style-name="gr9" draw:text-style-name="P6" draw:layer="layout" draw:type="line" svg:x1="2.996cm" svg:y1="13.789cm" svg:x2="3.551cm" svg:y2="14.244cm" draw:start-shape="id52" draw:start-glue-point="9" draw:end-shape="id55" draw:end-glue-point="5" svg:d="M2996 13789l555 455" svg:viewBox="0 0 556 456">
          <text:p/>
        </draw:connector>
        <draw:connector draw:style-name="gr10" draw:text-style-name="P5" draw:layer="layout" draw:type="line" svg:x1="2.361cm" svg:y1="12.974cm" svg:x2="2.816cm" svg:y2="12.519cm" draw:end-shape="id50" draw:end-glue-point="7" svg:d="M2361 12974l455-455" svg:viewBox="0 0 456 456">
          <text:p/>
        </draw:connector>
        <draw:connector draw:style-name="gr10" draw:text-style-name="P5" draw:layer="layout" draw:type="line" svg:x1="2.361cm" svg:y1="11.704cm" svg:x2="2.816cm" svg:y2="11.249cm" draw:end-shape="id53" draw:end-glue-point="7" svg:d="M2361 11704l455-455" svg:viewBox="0 0 456 456">
          <text:p/>
        </draw:connector>
        <draw:connector draw:style-name="gr10" draw:text-style-name="P5" draw:layer="layout" draw:type="line" svg:x1="2.996cm" svg:y1="12.339cm" svg:x2="3.551cm" svg:y2="11.884cm" draw:start-shape="id50" draw:start-glue-point="11" draw:end-shape="id54" draw:end-glue-point="7" svg:d="M2996 12339l555-455" svg:viewBox="0 0 556 456">
          <text:p/>
        </draw:connector>
        <draw:connector draw:style-name="gr10" draw:text-style-name="P5" draw:layer="layout" draw:type="line" svg:x1="2.361cm" svg:y1="14.244cm" svg:x2="2.816cm" svg:y2="13.789cm" draw:end-shape="id52" draw:end-glue-point="7" svg:d="M2361 14244l455-455" svg:viewBox="0 0 456 456">
          <text:p/>
        </draw:connector>
        <draw:connector draw:style-name="gr10" draw:text-style-name="P5" draw:layer="layout" draw:type="line" svg:x1="2.996cm" svg:y1="13.609cm" svg:x2="3.551cm" svg:y2="13.154cm" draw:start-shape="id52" draw:start-glue-point="11" draw:end-shape="id51" draw:end-glue-point="7" svg:d="M2996 13609l555-455" svg:viewBox="0 0 556 456">
          <text:p/>
        </draw:connector>
        <draw:custom-shape draw:style-name="gr5" draw:text-style-name="P2" xml:id="id56" draw:id="id56" draw:layer="layout" svg:width="0.254cm" svg:height="0.254cm" svg:x="4.14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7" draw:id="id57" draw:layer="layout" svg:width="0.254cm" svg:height="0.254cm" svg:x="4.78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0" draw:id="id60" draw:layer="layout" svg:width="0.254cm" svg:height="0.254cm" svg:x="4.14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1" draw:id="id61" draw:layer="layout" svg:width="0.254cm" svg:height="0.254cm" svg:x="4.78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3" draw:id="id63" draw:layer="layout" svg:width="0.254cm" svg:height="0.254cm" svg:x="4.14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4" draw:id="id64" draw:layer="layout" svg:width="0.254cm" svg:height="0.254cm" svg:x="4.78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5" draw:id="id65" draw:layer="layout" svg:width="0.254cm" svg:height="0.254cm" svg:x="5.41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6" draw:id="id66" draw:layer="layout" svg:width="0.254cm" svg:height="0.254cm" svg:x="6.05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8" draw:id="id58" draw:layer="layout" svg:width="0.254cm" svg:height="0.254cm" svg:x="5.41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9" draw:id="id59" draw:layer="layout" svg:width="0.254cm" svg:height="0.254cm" svg:x="6.05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2" draw:id="id62" draw:layer="layout" svg:width="0.254cm" svg:height="0.254cm" svg:x="5.41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7" draw:id="id67" draw:layer="layout" svg:width="0.254cm" svg:height="0.254cm" svg:x="6.05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366cm" svg:y1="11.249cm" svg:x2="4.821cm" svg:y2="11.704cm" draw:start-shape="id56" draw:start-glue-point="9" draw:end-shape="id57" draw:end-glue-point="5" svg:d="M4366 11249l455 455" svg:viewBox="0 0 456 456">
          <text:p/>
        </draw:connector>
        <draw:connector draw:style-name="gr8" draw:text-style-name="P5" draw:layer="layout" draw:type="line" svg:x1="5.001cm" svg:y1="11.884cm" svg:x2="5.456cm" svg:y2="12.339cm" draw:start-shape="id57" draw:start-glue-point="9" draw:end-shape="id58" draw:end-glue-point="5" svg:d="M5001 11884l455 455" svg:viewBox="0 0 456 456">
          <text:p/>
        </draw:connector>
        <draw:connector draw:style-name="gr8" draw:text-style-name="P5" draw:layer="layout" draw:type="line" svg:x1="5.636cm" svg:y1="12.519cm" svg:x2="6.091cm" svg:y2="12.974cm" draw:start-shape="id58" draw:start-glue-point="9" draw:end-shape="id59" draw:end-glue-point="5" svg:d="M5636 12519l455 455" svg:viewBox="0 0 456 456">
          <text:p/>
        </draw:connector>
        <draw:connector draw:style-name="gr8" draw:text-style-name="P5" draw:layer="layout" draw:type="line" svg:x1="4.366cm" svg:y1="12.519cm" svg:x2="4.821cm" svg:y2="12.974cm" draw:start-shape="id60" draw:start-glue-point="9" draw:end-shape="id61" draw:end-glue-point="5" svg:d="M4366 12519l455 455" svg:viewBox="0 0 456 456">
          <text:p/>
        </draw:connector>
        <draw:connector draw:style-name="gr8" draw:text-style-name="P5" draw:layer="layout" draw:type="line" svg:x1="5.001cm" svg:y1="13.154cm" svg:x2="5.456cm" svg:y2="13.609cm" draw:start-shape="id61" draw:start-glue-point="9" draw:end-shape="id62" draw:end-glue-point="5" svg:d="M5001 13154l455 455" svg:viewBox="0 0 456 456">
          <text:p/>
        </draw:connector>
        <draw:connector draw:style-name="gr8" draw:text-style-name="P5" draw:layer="layout" draw:type="line" svg:x1="4.366cm" svg:y1="13.789cm" svg:x2="4.821cm" svg:y2="14.244cm" draw:start-shape="id63" draw:start-glue-point="9" draw:end-shape="id64" draw:end-glue-point="5" svg:d="M4366 13789l455 455" svg:viewBox="0 0 456 456">
          <text:p/>
        </draw:connector>
        <draw:connector draw:style-name="gr8" draw:text-style-name="P5" draw:layer="layout" draw:type="line" svg:x1="5.636cm" svg:y1="11.249cm" svg:x2="6.091cm" svg:y2="11.704cm" draw:start-shape="id65" draw:start-glue-point="9" draw:end-shape="id66" draw:end-glue-point="5" svg:d="M5636 11249l455 455" svg:viewBox="0 0 456 456">
          <text:p/>
        </draw:connector>
        <draw:connector draw:style-name="gr9" draw:text-style-name="P6" draw:layer="layout" draw:type="line" svg:x1="5.636cm" svg:y1="13.789cm" svg:x2="6.091cm" svg:y2="14.244cm" draw:start-shape="id62" draw:start-glue-point="9" draw:end-shape="id67" draw:end-glue-point="5" svg:d="M5636 13789l455 455" svg:viewBox="0 0 456 456">
          <text:p/>
        </draw:connector>
        <draw:connector draw:style-name="gr10" draw:text-style-name="P5" draw:layer="layout" draw:type="line" svg:x1="4.366cm" svg:y1="13.609cm" svg:x2="4.821cm" svg:y2="13.154cm" draw:start-shape="id63" draw:start-glue-point="11" draw:end-shape="id61" draw:end-glue-point="7" svg:d="M4366 13609l455-455" svg:viewBox="0 0 456 456">
          <text:p/>
        </draw:connector>
        <draw:connector draw:style-name="gr10" draw:text-style-name="P5" draw:layer="layout" draw:type="line" svg:x1="5.001cm" svg:y1="12.974cm" svg:x2="5.456cm" svg:y2="12.519cm" draw:start-shape="id61" draw:start-glue-point="11" draw:end-shape="id58" draw:end-glue-point="7" svg:d="M5001 12974l455-455" svg:viewBox="0 0 456 456">
          <text:p/>
        </draw:connector>
        <draw:connector draw:style-name="gr10" draw:text-style-name="P5" draw:layer="layout" draw:type="line" svg:x1="4.366cm" svg:y1="12.339cm" svg:x2="4.821cm" svg:y2="11.884cm" draw:start-shape="id60" draw:start-glue-point="11" draw:end-shape="id57" draw:end-glue-point="7" svg:d="M4366 12339l455-455" svg:viewBox="0 0 456 456">
          <text:p/>
        </draw:connector>
        <draw:connector draw:style-name="gr10" draw:text-style-name="P5" draw:layer="layout" draw:type="line" svg:x1="5.001cm" svg:y1="11.704cm" svg:x2="5.456cm" svg:y2="11.249cm" draw:start-shape="id57" draw:start-glue-point="11" draw:end-shape="id65" draw:end-glue-point="7" svg:d="M5001 11704l455-455" svg:viewBox="0 0 456 456">
          <text:p/>
        </draw:connector>
        <draw:connector draw:style-name="gr10" draw:text-style-name="P5" draw:layer="layout" draw:type="line" svg:x1="5.636cm" svg:y1="12.339cm" svg:x2="6.091cm" svg:y2="11.884cm" draw:start-shape="id58" draw:start-glue-point="11" draw:end-shape="id66" draw:end-glue-point="7" svg:d="M5636 12339l455-455" svg:viewBox="0 0 456 456">
          <text:p/>
        </draw:connector>
        <draw:connector draw:style-name="gr10" draw:text-style-name="P5" draw:layer="layout" draw:type="line" svg:x1="5.001cm" svg:y1="14.244cm" svg:x2="5.456cm" svg:y2="13.789cm" draw:start-shape="id64" draw:start-glue-point="11" draw:end-shape="id62" draw:end-glue-point="7" svg:d="M5001 14244l455-455" svg:viewBox="0 0 456 456">
          <text:p/>
        </draw:connector>
        <draw:connector draw:style-name="gr10" draw:text-style-name="P5" draw:layer="layout" draw:type="line" svg:x1="5.636cm" svg:y1="13.609cm" svg:x2="6.091cm" svg:y2="13.154cm" draw:start-shape="id62" draw:start-glue-point="11" draw:end-shape="id59" draw:end-glue-point="7" svg:d="M5636 13609l455-455" svg:viewBox="0 0 456 456">
          <text:p/>
        </draw:connector>
        <draw:connector draw:style-name="gr10" draw:text-style-name="P5" draw:layer="layout" draw:type="line" svg:x1="3.731cm" svg:y1="11.704cm" svg:x2="4.186cm" svg:y2="11.249cm" draw:start-shape="id54" draw:start-glue-point="11" draw:end-shape="id56" draw:end-glue-point="7" svg:d="M3731 11704l455-455" svg:viewBox="0 0 456 456">
          <text:p/>
        </draw:connector>
        <draw:connector draw:style-name="gr10" draw:text-style-name="P5" draw:layer="layout" draw:type="line" svg:x1="3.731cm" svg:y1="12.974cm" svg:x2="4.186cm" svg:y2="12.519cm" draw:start-shape="id51" draw:start-glue-point="11" draw:end-shape="id60" draw:end-glue-point="7" svg:d="M3731 12974l455-455" svg:viewBox="0 0 456 456">
          <text:p/>
        </draw:connector>
        <draw:connector draw:style-name="gr10" draw:text-style-name="P5" draw:layer="layout" draw:type="line" svg:x1="3.731cm" svg:y1="14.244cm" svg:x2="4.186cm" svg:y2="13.789cm" draw:start-shape="id55" draw:start-glue-point="11" draw:end-shape="id63" draw:end-glue-point="7" svg:d="M3731 14244l455-455" svg:viewBox="0 0 456 456">
          <text:p/>
        </draw:connector>
        <draw:connector draw:style-name="gr8" draw:text-style-name="P5" draw:layer="layout" draw:type="line" svg:x1="3.731cm" svg:y1="13.154cm" svg:x2="4.186cm" svg:y2="13.609cm" draw:start-shape="id51" draw:start-glue-point="9" draw:end-shape="id63" draw:end-glue-point="5" svg:d="M3731 13154l455 455" svg:viewBox="0 0 456 456">
          <text:p/>
        </draw:connector>
        <draw:connector draw:style-name="gr8" draw:text-style-name="P5" draw:layer="layout" draw:type="line" svg:x1="3.731cm" svg:y1="11.884cm" svg:x2="4.186cm" svg:y2="12.339cm" draw:start-shape="id54" draw:start-glue-point="9" draw:end-shape="id60" draw:end-glue-point="5" svg:d="M3731 11884l455 455" svg:viewBox="0 0 456 456">
          <text:p/>
        </draw:connector>
        <draw:custom-shape draw:style-name="gr5" draw:text-style-name="P2" xml:id="id68" draw:id="id68" draw:layer="layout" svg:width="0.254cm" svg:height="0.254cm" svg:x="6.68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9" draw:id="id69" draw:layer="layout" svg:width="0.254cm" svg:height="0.254cm" svg:x="7.32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2" draw:id="id72" draw:layer="layout" svg:width="0.254cm" svg:height="0.254cm" svg:x="6.68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3" draw:id="id73" draw:layer="layout" svg:width="0.254cm" svg:height="0.254cm" svg:x="7.32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5" draw:id="id75" draw:layer="layout" svg:width="0.254cm" svg:height="0.254cm" svg:x="6.68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6" draw:id="id76" draw:layer="layout" svg:width="0.254cm" svg:height="0.254cm" svg:x="7.32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7" draw:id="id77" draw:layer="layout" svg:width="0.254cm" svg:height="0.254cm" svg:x="7.95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8" draw:id="id78" draw:layer="layout" svg:width="0.254cm" svg:height="0.254cm" svg:x="8.59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0" draw:id="id70" draw:layer="layout" svg:width="0.254cm" svg:height="0.254cm" svg:x="7.95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1" draw:id="id71" draw:layer="layout" svg:width="0.254cm" svg:height="0.254cm" svg:x="8.59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4" draw:id="id74" draw:layer="layout" svg:width="0.254cm" svg:height="0.254cm" svg:x="7.95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9" draw:id="id79" draw:layer="layout" svg:width="0.254cm" svg:height="0.254cm" svg:x="8.59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6.906cm" svg:y1="11.249cm" svg:x2="7.361cm" svg:y2="11.704cm" draw:start-shape="id68" draw:start-glue-point="9" draw:end-shape="id69" draw:end-glue-point="5" svg:d="M6906 11249l455 455" svg:viewBox="0 0 456 456">
          <text:p/>
        </draw:connector>
        <draw:connector draw:style-name="gr8" draw:text-style-name="P5" draw:layer="layout" draw:type="line" svg:x1="7.541cm" svg:y1="11.884cm" svg:x2="7.996cm" svg:y2="12.339cm" draw:start-shape="id69" draw:start-glue-point="9" draw:end-shape="id70" draw:end-glue-point="5" svg:d="M7541 11884l455 455" svg:viewBox="0 0 456 456">
          <text:p/>
        </draw:connector>
        <draw:connector draw:style-name="gr8" draw:text-style-name="P5" draw:layer="layout" draw:type="line" svg:x1="8.176cm" svg:y1="12.519cm" svg:x2="8.631cm" svg:y2="12.974cm" draw:start-shape="id70" draw:start-glue-point="9" draw:end-shape="id71" draw:end-glue-point="5" svg:d="M8176 12519l455 455" svg:viewBox="0 0 456 456">
          <text:p/>
        </draw:connector>
        <draw:connector draw:style-name="gr8" draw:text-style-name="P5" draw:layer="layout" draw:type="line" svg:x1="6.906cm" svg:y1="12.519cm" svg:x2="7.361cm" svg:y2="12.974cm" draw:start-shape="id72" draw:start-glue-point="9" draw:end-shape="id73" draw:end-glue-point="5" svg:d="M6906 12519l455 455" svg:viewBox="0 0 456 456">
          <text:p/>
        </draw:connector>
        <draw:connector draw:style-name="gr8" draw:text-style-name="P5" draw:layer="layout" draw:type="line" svg:x1="7.541cm" svg:y1="13.154cm" svg:x2="7.996cm" svg:y2="13.609cm" draw:start-shape="id73" draw:start-glue-point="9" draw:end-shape="id74" draw:end-glue-point="5" svg:d="M7541 13154l455 455" svg:viewBox="0 0 456 456">
          <text:p/>
        </draw:connector>
        <draw:connector draw:style-name="gr8" draw:text-style-name="P5" draw:layer="layout" draw:type="line" svg:x1="6.906cm" svg:y1="13.789cm" svg:x2="7.361cm" svg:y2="14.244cm" draw:start-shape="id75" draw:start-glue-point="9" draw:end-shape="id76" draw:end-glue-point="5" svg:d="M6906 13789l455 455" svg:viewBox="0 0 456 456">
          <text:p/>
        </draw:connector>
        <draw:connector draw:style-name="gr8" draw:text-style-name="P5" draw:layer="layout" draw:type="line" svg:x1="8.176cm" svg:y1="11.249cm" svg:x2="8.631cm" svg:y2="11.704cm" draw:start-shape="id77" draw:start-glue-point="9" draw:end-shape="id78" draw:end-glue-point="5" svg:d="M8176 11249l455 455" svg:viewBox="0 0 456 456">
          <text:p/>
        </draw:connector>
        <draw:connector draw:style-name="gr9" draw:text-style-name="P6" draw:layer="layout" draw:type="line" svg:x1="8.176cm" svg:y1="13.789cm" svg:x2="8.631cm" svg:y2="14.244cm" draw:start-shape="id74" draw:start-glue-point="9" draw:end-shape="id79" draw:end-glue-point="5" svg:d="M8176 13789l455 455" svg:viewBox="0 0 456 456">
          <text:p/>
        </draw:connector>
        <draw:connector draw:style-name="gr10" draw:text-style-name="P5" draw:layer="layout" draw:type="line" svg:x1="6.906cm" svg:y1="13.609cm" svg:x2="7.361cm" svg:y2="13.154cm" draw:start-shape="id75" draw:start-glue-point="11" draw:end-shape="id73" draw:end-glue-point="7" svg:d="M6906 13609l455-455" svg:viewBox="0 0 456 456">
          <text:p/>
        </draw:connector>
        <draw:connector draw:style-name="gr10" draw:text-style-name="P5" draw:layer="layout" draw:type="line" svg:x1="7.541cm" svg:y1="12.974cm" svg:x2="7.996cm" svg:y2="12.519cm" draw:start-shape="id73" draw:start-glue-point="11" draw:end-shape="id70" draw:end-glue-point="7" svg:d="M7541 12974l455-455" svg:viewBox="0 0 456 456">
          <text:p/>
        </draw:connector>
        <draw:connector draw:style-name="gr10" draw:text-style-name="P5" draw:layer="layout" draw:type="line" svg:x1="6.906cm" svg:y1="12.339cm" svg:x2="7.361cm" svg:y2="11.884cm" draw:start-shape="id72" draw:start-glue-point="11" draw:end-shape="id69" draw:end-glue-point="7" svg:d="M6906 12339l455-455" svg:viewBox="0 0 456 456">
          <text:p/>
        </draw:connector>
        <draw:connector draw:style-name="gr10" draw:text-style-name="P5" draw:layer="layout" draw:type="line" svg:x1="7.541cm" svg:y1="11.704cm" svg:x2="7.996cm" svg:y2="11.249cm" draw:start-shape="id69" draw:start-glue-point="11" draw:end-shape="id77" draw:end-glue-point="7" svg:d="M7541 11704l455-455" svg:viewBox="0 0 456 456">
          <text:p/>
        </draw:connector>
        <draw:connector draw:style-name="gr10" draw:text-style-name="P5" draw:layer="layout" draw:type="line" svg:x1="8.176cm" svg:y1="12.339cm" svg:x2="8.631cm" svg:y2="11.884cm" draw:start-shape="id70" draw:start-glue-point="11" draw:end-shape="id78" draw:end-glue-point="7" svg:d="M8176 12339l455-455" svg:viewBox="0 0 456 456">
          <text:p/>
        </draw:connector>
        <draw:connector draw:style-name="gr10" draw:text-style-name="P5" draw:layer="layout" draw:type="line" svg:x1="7.541cm" svg:y1="14.244cm" svg:x2="7.996cm" svg:y2="13.789cm" draw:start-shape="id76" draw:start-glue-point="11" draw:end-shape="id74" draw:end-glue-point="7" svg:d="M7541 14244l455-455" svg:viewBox="0 0 456 456">
          <text:p/>
        </draw:connector>
        <draw:connector draw:style-name="gr10" draw:text-style-name="P5" draw:layer="layout" draw:type="line" svg:x1="8.176cm" svg:y1="13.609cm" svg:x2="8.631cm" svg:y2="13.154cm" draw:start-shape="id74" draw:start-glue-point="11" draw:end-shape="id71" draw:end-glue-point="7" svg:d="M8176 13609l455-455" svg:viewBox="0 0 456 456">
          <text:p/>
        </draw:connector>
        <draw:custom-shape draw:style-name="gr5" draw:text-style-name="P2" xml:id="id80" draw:id="id80" draw:layer="layout" svg:width="0.254cm" svg:height="0.254cm" svg:x="9.22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1" draw:id="id81" draw:layer="layout" svg:width="0.254cm" svg:height="0.254cm" svg:x="9.86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2" draw:id="id82" draw:layer="layout" svg:width="0.254cm" svg:height="0.254cm" svg:x="9.22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3" draw:id="id83" draw:layer="layout" svg:width="0.254cm" svg:height="0.254cm" svg:x="9.86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4" draw:id="id84" draw:layer="layout" svg:width="0.254cm" svg:height="0.254cm" svg:x="9.22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5" draw:id="id85" draw:layer="layout" svg:width="0.254cm" svg:height="0.254cm" svg:x="9.86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9.446cm" svg:y1="11.249cm" svg:x2="9.901cm" svg:y2="11.704cm" draw:start-shape="id80" draw:start-glue-point="9" draw:end-shape="id81" draw:end-glue-point="5" svg:d="M9446 11249l455 455" svg:viewBox="0 0 456 456">
          <text:p/>
        </draw:connector>
        <draw:connector draw:style-name="gr8" draw:text-style-name="P5" draw:layer="layout" draw:type="line" svg:x1="10.081cm" svg:y1="11.884cm" svg:x2="10.536cm" svg:y2="12.339cm" draw:start-shape="id81" draw:start-glue-point="9" svg:d="M10081 11884l455 455" svg:viewBox="0 0 456 456">
          <text:p/>
        </draw:connector>
        <draw:connector draw:style-name="gr8" draw:text-style-name="P5" draw:layer="layout" draw:type="line" svg:x1="9.446cm" svg:y1="12.519cm" svg:x2="9.901cm" svg:y2="12.974cm" draw:start-shape="id82" draw:start-glue-point="9" draw:end-shape="id83" draw:end-glue-point="5" svg:d="M9446 12519l455 455" svg:viewBox="0 0 456 456">
          <text:p/>
        </draw:connector>
        <draw:connector draw:style-name="gr8" draw:text-style-name="P5" draw:layer="layout" draw:type="line" svg:x1="10.081cm" svg:y1="13.154cm" svg:x2="10.536cm" svg:y2="13.609cm" draw:start-shape="id83" draw:start-glue-point="9" svg:d="M10081 13154l455 455" svg:viewBox="0 0 456 456">
          <text:p/>
        </draw:connector>
        <draw:connector draw:style-name="gr8" draw:text-style-name="P5" draw:layer="layout" draw:type="line" svg:x1="9.446cm" svg:y1="13.789cm" svg:x2="9.901cm" svg:y2="14.244cm" draw:start-shape="id84" draw:start-glue-point="9" draw:end-shape="id85" draw:end-glue-point="5" svg:d="M9446 13789l455 455" svg:viewBox="0 0 456 456">
          <text:p/>
        </draw:connector>
        <draw:connector draw:style-name="gr10" draw:text-style-name="P5" draw:layer="layout" draw:type="line" svg:x1="9.446cm" svg:y1="13.609cm" svg:x2="9.901cm" svg:y2="13.154cm" draw:start-shape="id84" draw:start-glue-point="11" draw:end-shape="id83" draw:end-glue-point="7" svg:d="M9446 13609l455-455" svg:viewBox="0 0 456 456">
          <text:p/>
        </draw:connector>
        <draw:connector draw:style-name="gr10" draw:text-style-name="P5" draw:layer="layout" draw:type="line" svg:x1="10.081cm" svg:y1="12.974cm" svg:x2="10.536cm" svg:y2="12.519cm" draw:start-shape="id83" draw:start-glue-point="11" svg:d="M10081 12974l455-455" svg:viewBox="0 0 456 456">
          <text:p/>
        </draw:connector>
        <draw:connector draw:style-name="gr10" draw:text-style-name="P5" draw:layer="layout" draw:type="line" svg:x1="9.446cm" svg:y1="12.339cm" svg:x2="9.901cm" svg:y2="11.884cm" draw:start-shape="id82" draw:start-glue-point="11" draw:end-shape="id81" draw:end-glue-point="7" svg:d="M9446 12339l455-455" svg:viewBox="0 0 456 456">
          <text:p/>
        </draw:connector>
        <draw:connector draw:style-name="gr10" draw:text-style-name="P5" draw:layer="layout" draw:type="line" svg:x1="10.081cm" svg:y1="11.704cm" svg:x2="10.536cm" svg:y2="11.249cm" draw:start-shape="id81" draw:start-glue-point="11" svg:d="M10081 11704l455-455" svg:viewBox="0 0 456 456">
          <text:p/>
        </draw:connector>
        <draw:connector draw:style-name="gr10" draw:text-style-name="P5" draw:layer="layout" draw:type="line" svg:x1="10.081cm" svg:y1="14.244cm" svg:x2="10.536cm" svg:y2="13.789cm" draw:start-shape="id85" draw:start-glue-point="11" svg:d="M10081 14244l455-455" svg:viewBox="0 0 456 456">
          <text:p/>
        </draw:connector>
        <draw:connector draw:style-name="gr10" draw:text-style-name="P5" draw:layer="layout" draw:type="line" svg:x1="8.811cm" svg:y1="11.704cm" svg:x2="9.266cm" svg:y2="11.249cm" draw:start-shape="id78" draw:start-glue-point="11" draw:end-shape="id80" draw:end-glue-point="7" svg:d="M8811 11704l455-455" svg:viewBox="0 0 456 456">
          <text:p/>
        </draw:connector>
        <draw:connector draw:style-name="gr10" draw:text-style-name="P5" draw:layer="layout" draw:type="line" svg:x1="8.811cm" svg:y1="12.974cm" svg:x2="9.266cm" svg:y2="12.519cm" draw:start-shape="id71" draw:start-glue-point="11" draw:end-shape="id82" draw:end-glue-point="7" svg:d="M8811 12974l455-455" svg:viewBox="0 0 456 456">
          <text:p/>
        </draw:connector>
        <draw:connector draw:style-name="gr10" draw:text-style-name="P5" draw:layer="layout" draw:type="line" svg:x1="8.811cm" svg:y1="14.244cm" svg:x2="9.266cm" svg:y2="13.789cm" draw:start-shape="id79" draw:start-glue-point="11" draw:end-shape="id84" draw:end-glue-point="7" svg:d="M8811 14244l455-455" svg:viewBox="0 0 456 456">
          <text:p/>
        </draw:connector>
        <draw:connector draw:style-name="gr8" draw:text-style-name="P5" draw:layer="layout" draw:type="line" svg:x1="8.811cm" svg:y1="13.154cm" svg:x2="9.266cm" svg:y2="13.609cm" draw:start-shape="id71" draw:start-glue-point="9" draw:end-shape="id84" draw:end-glue-point="5" svg:d="M8811 13154l455 455" svg:viewBox="0 0 456 456">
          <text:p/>
        </draw:connector>
        <draw:connector draw:style-name="gr8" draw:text-style-name="P5" draw:layer="layout" draw:type="line" svg:x1="8.811cm" svg:y1="11.884cm" svg:x2="9.266cm" svg:y2="12.339cm" draw:start-shape="id78" draw:start-glue-point="9" draw:end-shape="id82" draw:end-glue-point="5" svg:d="M8811 11884l455 455" svg:viewBox="0 0 456 456">
          <text:p/>
        </draw:connector>
        <draw:connector draw:style-name="gr8" draw:text-style-name="P5" draw:layer="layout" draw:type="line" svg:x1="6.271cm" svg:y1="11.884cm" svg:x2="6.726cm" svg:y2="12.339cm" draw:start-shape="id66" draw:start-glue-point="9" draw:end-shape="id72" draw:end-glue-point="5" svg:d="M6271 11884l455 455" svg:viewBox="0 0 456 456">
          <text:p/>
        </draw:connector>
        <draw:connector draw:style-name="gr8" draw:text-style-name="P5" draw:layer="layout" draw:type="line" svg:x1="6.271cm" svg:y1="13.154cm" svg:x2="6.726cm" svg:y2="13.609cm" draw:start-shape="id59" draw:start-glue-point="9" draw:end-shape="id75" draw:end-glue-point="5" svg:d="M6271 13154l455 455" svg:viewBox="0 0 456 456">
          <text:p/>
        </draw:connector>
        <draw:connector draw:style-name="gr10" draw:text-style-name="P5" draw:layer="layout" draw:type="line" svg:x1="6.271cm" svg:y1="14.244cm" svg:x2="6.726cm" svg:y2="13.789cm" draw:start-shape="id67" draw:start-glue-point="11" draw:end-shape="id75" draw:end-glue-point="7" svg:d="M6271 14244l455-455" svg:viewBox="0 0 456 456">
          <text:p/>
        </draw:connector>
        <draw:connector draw:style-name="gr10" draw:text-style-name="P5" draw:layer="layout" draw:type="line" svg:x1="6.271cm" svg:y1="12.974cm" svg:x2="6.726cm" svg:y2="12.519cm" draw:start-shape="id59" draw:start-glue-point="11" draw:end-shape="id72" draw:end-glue-point="7" svg:d="M6271 12974l455-455" svg:viewBox="0 0 456 456">
          <text:p/>
        </draw:connector>
        <draw:connector draw:style-name="gr10" draw:text-style-name="P5" draw:layer="layout" draw:type="line" svg:x1="6.271cm" svg:y1="11.704cm" svg:x2="6.726cm" svg:y2="11.249cm" draw:start-shape="id66" draw:start-glue-point="11" draw:end-shape="id68" draw:end-glue-point="7" svg:d="M6271 11704l455-455" svg:viewBox="0 0 456 456">
          <text:p/>
        </draw:connector>
        <draw:custom-shape draw:style-name="gr5" draw:text-style-name="P2" xml:id="id86" draw:id="id86" draw:layer="layout" svg:width="0.254cm" svg:height="0.254cm" svg:x="10.49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7" draw:id="id87" draw:layer="layout" svg:width="0.254cm" svg:height="0.254cm" svg:x="11.13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8" draw:id="id88" draw:layer="layout" svg:width="0.254cm" svg:height="0.254cm" svg:x="10.49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9" draw:id="id89" draw:layer="layout" svg:width="0.254cm" svg:height="0.254cm" svg:x="11.13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0" draw:id="id90" draw:layer="layout" svg:width="0.254cm" svg:height="0.254cm" svg:x="10.49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1" draw:id="id91" draw:layer="layout" svg:width="0.254cm" svg:height="0.254cm" svg:x="11.13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716cm" svg:y1="11.249cm" svg:x2="11.171cm" svg:y2="11.704cm" draw:start-shape="id86" draw:start-glue-point="9" draw:end-shape="id87" draw:end-glue-point="5" svg:d="M10716 11249l455 455" svg:viewBox="0 0 456 456">
          <text:p/>
        </draw:connector>
        <draw:connector draw:style-name="gr8" draw:text-style-name="P5" draw:layer="layout" draw:type="line" svg:x1="11.351cm" svg:y1="11.884cm" svg:x2="11.806cm" svg:y2="12.339cm" draw:start-shape="id87" draw:start-glue-point="9" svg:d="M11351 11884l455 455" svg:viewBox="0 0 456 456">
          <text:p/>
        </draw:connector>
        <draw:connector draw:style-name="gr8" draw:text-style-name="P5" draw:layer="layout" draw:type="line" svg:x1="10.716cm" svg:y1="12.519cm" svg:x2="11.171cm" svg:y2="12.974cm" draw:start-shape="id88" draw:start-glue-point="9" draw:end-shape="id89" draw:end-glue-point="5" svg:d="M10716 12519l455 455" svg:viewBox="0 0 456 456">
          <text:p/>
        </draw:connector>
        <draw:connector draw:style-name="gr8" draw:text-style-name="P5" draw:layer="layout" draw:type="line" svg:x1="11.351cm" svg:y1="13.154cm" svg:x2="11.806cm" svg:y2="13.609cm" draw:start-shape="id89" draw:start-glue-point="9" svg:d="M11351 13154l455 455" svg:viewBox="0 0 456 456">
          <text:p/>
        </draw:connector>
        <draw:connector draw:style-name="gr8" draw:text-style-name="P5" draw:layer="layout" draw:type="line" svg:x1="10.716cm" svg:y1="13.789cm" svg:x2="11.171cm" svg:y2="14.244cm" draw:start-shape="id90" draw:start-glue-point="9" draw:end-shape="id91" draw:end-glue-point="5" svg:d="M10716 13789l455 455" svg:viewBox="0 0 456 456">
          <text:p/>
        </draw:connector>
        <draw:connector draw:style-name="gr10" draw:text-style-name="P5" draw:layer="layout" draw:type="line" svg:x1="10.716cm" svg:y1="13.609cm" svg:x2="11.171cm" svg:y2="13.154cm" draw:start-shape="id90" draw:start-glue-point="11" draw:end-shape="id89" draw:end-glue-point="7" svg:d="M10716 13609l455-455" svg:viewBox="0 0 456 456">
          <text:p/>
        </draw:connector>
        <draw:connector draw:style-name="gr10" draw:text-style-name="P5" draw:layer="layout" draw:type="line" svg:x1="11.351cm" svg:y1="12.974cm" svg:x2="11.806cm" svg:y2="12.519cm" draw:start-shape="id89" draw:start-glue-point="11" svg:d="M11351 12974l455-455" svg:viewBox="0 0 456 456">
          <text:p/>
        </draw:connector>
        <draw:connector draw:style-name="gr10" draw:text-style-name="P5" draw:layer="layout" draw:type="line" svg:x1="10.716cm" svg:y1="12.339cm" svg:x2="11.171cm" svg:y2="11.884cm" draw:start-shape="id88" draw:start-glue-point="11" draw:end-shape="id87" draw:end-glue-point="7" svg:d="M10716 12339l455-455" svg:viewBox="0 0 456 456">
          <text:p/>
        </draw:connector>
        <draw:connector draw:style-name="gr10" draw:text-style-name="P5" draw:layer="layout" draw:type="line" svg:x1="11.351cm" svg:y1="11.704cm" svg:x2="11.806cm" svg:y2="11.249cm" draw:start-shape="id87" draw:start-glue-point="11" svg:d="M11351 11704l455-455" svg:viewBox="0 0 456 456">
          <text:p/>
        </draw:connector>
        <draw:connector draw:style-name="gr10" draw:text-style-name="P5" draw:layer="layout" draw:type="line" svg:x1="11.351cm" svg:y1="14.244cm" svg:x2="11.806cm" svg:y2="13.789cm" draw:start-shape="id91" draw:start-glue-point="11" svg:d="M11351 14244l455-455" svg:viewBox="0 0 456 456">
          <text:p/>
        </draw:connector>
        <draw:custom-shape draw:style-name="gr7" draw:text-style-name="P4" xml:id="id92" draw:id="id92" draw:layer="layout" svg:width="0.128cm" svg:height="0.127cm" svg:x="2.84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3" draw:id="id93" draw:layer="layout" svg:width="0.128cm" svg:height="0.127cm" svg:x="4.21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4" draw:id="id94" draw:layer="layout" svg:width="0.128cm" svg:height="0.127cm" svg:x="5.48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5" draw:id="id95" draw:layer="layout" svg:width="0.128cm" svg:height="0.127cm" svg:x="6.75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6" draw:id="id96" draw:layer="layout" svg:width="0.128cm" svg:height="0.127cm" svg:x="8.02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7" draw:id="id97" draw:layer="layout" svg:width="0.128cm" svg:height="0.127cm" svg:x="9.29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8" draw:id="id98" draw:layer="layout" svg:width="0.128cm" svg:height="0.127cm" svg:x="10.56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1cm" svg:y1="14.424cm" svg:x2="2.951cm" svg:y2="14.923cm" draw:start-shape="id55" draw:start-glue-point="7" draw:end-shape="id92" draw:end-glue-point="11" svg:d="M3551 14424l-600 499" svg:viewBox="0 0 601 500">
          <text:p/>
        </draw:connector>
        <draw:connector draw:style-name="gr10" draw:text-style-name="P5" draw:layer="layout" draw:type="line" svg:x1="4.821cm" svg:y1="14.424cm" svg:x2="4.322cm" svg:y2="14.923cm" draw:start-shape="id64" draw:start-glue-point="7" draw:end-shape="id93" draw:end-glue-point="11" svg:d="M4821 14424l-499 499" svg:viewBox="0 0 500 500">
          <text:p/>
        </draw:connector>
        <draw:connector draw:style-name="gr10" draw:text-style-name="P5" draw:layer="layout" draw:type="line" svg:x1="6.091cm" svg:y1="14.424cm" svg:x2="5.591cm" svg:y2="14.923cm" draw:start-shape="id67" draw:start-glue-point="7" draw:end-shape="id94" draw:end-glue-point="11" svg:d="M6091 14424l-500 499" svg:viewBox="0 0 501 500">
          <text:p/>
        </draw:connector>
        <draw:connector draw:style-name="gr10" draw:text-style-name="P5" draw:layer="layout" draw:type="line" svg:x1="7.361cm" svg:y1="14.424cm" svg:x2="6.862cm" svg:y2="14.923cm" draw:start-shape="id76" draw:start-glue-point="7" draw:end-shape="id95" draw:end-glue-point="11" svg:d="M7361 14424l-499 499" svg:viewBox="0 0 500 500">
          <text:p/>
        </draw:connector>
        <draw:connector draw:style-name="gr10" draw:text-style-name="P5" draw:layer="layout" draw:type="line" svg:x1="8.631cm" svg:y1="14.424cm" svg:x2="8.131cm" svg:y2="14.923cm" draw:start-shape="id79" draw:start-glue-point="7" draw:end-shape="id96" draw:end-glue-point="11" svg:d="M8631 14424l-500 499" svg:viewBox="0 0 501 500">
          <text:p/>
        </draw:connector>
        <draw:connector draw:style-name="gr10" draw:text-style-name="P5" draw:layer="layout" draw:type="line" svg:x1="9.901cm" svg:y1="14.424cm" svg:x2="9.402cm" svg:y2="14.923cm" draw:start-shape="id85" draw:start-glue-point="7" draw:end-shape="id97" draw:end-glue-point="11" svg:d="M9901 14424l-499 499" svg:viewBox="0 0 500 500">
          <text:p/>
        </draw:connector>
        <draw:connector draw:style-name="gr10" draw:text-style-name="P5" draw:layer="layout" draw:type="line" svg:x1="11.171cm" svg:y1="14.424cm" svg:x2="10.671cm" svg:y2="14.923cm" draw:start-shape="id91" draw:start-glue-point="7" draw:end-shape="id98" draw:end-glue-point="11" svg:d="M11171 14424l-500 499" svg:viewBox="0 0 501 500">
          <text:p/>
        </draw:connector>
        <draw:connector draw:style-name="gr10" draw:text-style-name="P5" draw:layer="layout" draw:type="line" svg:x1="10.716cm" svg:y1="11.069cm" svg:x2="11.214cm" svg:y2="10.569cm" draw:start-shape="id86" draw:start-glue-point="11" svg:d="M10716 11069l498-500" svg:viewBox="0 0 499 501">
          <text:p/>
        </draw:connector>
        <draw:connector draw:style-name="gr8" draw:text-style-name="P5" draw:layer="layout" draw:type="line" svg:x1="2.317cm" svg:y1="10.569cm" svg:x2="2.816cm" svg:y2="11.069cm" draw:end-shape="id53" draw:end-glue-point="5" svg:d="M2317 10569l499 500" svg:viewBox="0 0 500 501">
          <text:p/>
        </draw:connector>
        <draw:connector draw:style-name="gr8" draw:text-style-name="P5" draw:layer="layout" draw:type="line" svg:x1="11.306cm" svg:y1="10.569cm" svg:x2="11.806cm" svg:y2="11.069cm" svg:d="M11306 10569l500 500" svg:viewBox="0 0 501 501">
          <text:p/>
        </draw:connector>
        <draw:connector draw:style-name="gr8" draw:text-style-name="P5" draw:layer="layout" draw:type="line" svg:x1="2.361cm" svg:y1="14.424cm" svg:x2="2.859cm" svg:y2="14.923cm" draw:end-shape="id92" draw:end-glue-point="5" svg:d="M2361 14424l498 499" svg:viewBox="0 0 499 500">
          <text:p/>
        </draw:connector>
        <draw:connector draw:style-name="gr8" draw:text-style-name="P5" draw:layer="layout" draw:type="line" svg:x1="3.731cm" svg:y1="14.424cm" svg:x2="4.23cm" svg:y2="14.923cm" draw:start-shape="id55" draw:start-glue-point="9" draw:end-shape="id93" draw:end-glue-point="5" svg:d="M3731 14424l499 499" svg:viewBox="0 0 500 500">
          <text:p/>
        </draw:connector>
        <draw:connector draw:style-name="gr8" draw:text-style-name="P5" draw:layer="layout" draw:type="line" svg:x1="5.001cm" svg:y1="14.424cm" svg:x2="5.499cm" svg:y2="14.923cm" draw:start-shape="id64" draw:start-glue-point="9" draw:end-shape="id94" draw:end-glue-point="5" svg:d="M5001 14424l498 499" svg:viewBox="0 0 499 500">
          <text:p/>
        </draw:connector>
        <draw:connector draw:style-name="gr8" draw:text-style-name="P5" draw:layer="layout" draw:type="line" svg:x1="6.271cm" svg:y1="14.424cm" svg:x2="6.77cm" svg:y2="14.923cm" draw:start-shape="id67" draw:start-glue-point="9" draw:end-shape="id95" draw:end-glue-point="5" svg:d="M6271 14424l499 499" svg:viewBox="0 0 500 500">
          <text:p/>
        </draw:connector>
        <draw:connector draw:style-name="gr8" draw:text-style-name="P5" draw:layer="layout" draw:type="line" svg:x1="7.541cm" svg:y1="14.424cm" svg:x2="8.039cm" svg:y2="14.923cm" draw:start-shape="id76" draw:start-glue-point="9" draw:end-shape="id96" draw:end-glue-point="5" svg:d="M7541 14424l498 499" svg:viewBox="0 0 499 500">
          <text:p/>
        </draw:connector>
        <draw:connector draw:style-name="gr8" draw:text-style-name="P5" draw:layer="layout" draw:type="line" svg:x1="8.811cm" svg:y1="14.424cm" svg:x2="9.31cm" svg:y2="14.923cm" draw:start-shape="id79" draw:start-glue-point="9" draw:end-shape="id97" draw:end-glue-point="5" svg:d="M8811 14424l499 499" svg:viewBox="0 0 500 500">
          <text:p/>
        </draw:connector>
        <draw:connector draw:style-name="gr8" draw:text-style-name="P5" draw:layer="layout" draw:type="line" svg:x1="10.081cm" svg:y1="14.424cm" svg:x2="10.579cm" svg:y2="14.923cm" draw:start-shape="id85" draw:start-glue-point="9" draw:end-shape="id98" draw:end-glue-point="5" svg:d="M10081 14424l498 499" svg:viewBox="0 0 499 500">
          <text:p/>
        </draw:connector>
        <draw:connector draw:style-name="gr8" draw:text-style-name="P5" draw:layer="layout" draw:type="line" svg:x1="11.351cm" svg:y1="14.424cm" svg:x2="11.85cm" svg:y2="14.923cm" draw:start-shape="id91" draw:start-glue-point="9" svg:d="M11351 14424l499 499" svg:viewBox="0 0 500 500">
          <text:p/>
        </draw:connector>
        <draw:custom-shape draw:style-name="gr5" draw:text-style-name="P2" xml:id="id102" draw:id="id102" draw:layer="layout" svg:width="0.254cm" svg:height="0.254cm" svg:x="2.77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3" draw:id="id103" draw:layer="layout" svg:width="0.254cm" svg:height="0.254cm" svg:x="3.51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9" draw:id="id99" draw:layer="layout" svg:width="0.254cm" svg:height="0.254cm" svg:x="2.77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0" draw:id="id100" draw:layer="layout" svg:width="0.254cm" svg:height="0.254cm" svg:x="3.51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1" draw:id="id101" draw:layer="layout" svg:width="0.254cm" svg:height="0.254cm" svg:x="2.77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4" draw:id="id104" draw:layer="layout" svg:width="0.254cm" svg:height="0.254cm" svg:x="3.51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cm" svg:y1="16.976cm" svg:x2="2.815cm" svg:y2="17.331cm" draw:end-shape="id99" draw:end-glue-point="5" svg:d="M2360 16976l455 355" svg:viewBox="0 0 456 356">
          <text:p/>
        </draw:connector>
        <draw:connector draw:style-name="gr8" draw:text-style-name="P5" draw:layer="layout" draw:type="line" svg:x1="2.995cm" svg:y1="17.511cm" svg:x2="3.55cm" svg:y2="17.866cm" draw:start-shape="id99" draw:start-glue-point="9" draw:end-shape="id100" draw:end-glue-point="5" svg:d="M2995 17511l555 355" svg:viewBox="0 0 556 356">
          <text:p/>
        </draw:connector>
        <draw:connector draw:style-name="gr8" draw:text-style-name="P5" draw:layer="layout" draw:type="line" svg:x1="2.36cm" svg:y1="18.046cm" svg:x2="2.815cm" svg:y2="18.401cm" draw:end-shape="id101" draw:end-glue-point="5" svg:d="M2360 18046l455 355" svg:viewBox="0 0 456 356">
          <text:p/>
        </draw:connector>
        <draw:connector draw:style-name="gr8" draw:text-style-name="P5" draw:layer="layout" draw:type="line" svg:x1="2.995cm" svg:y1="16.441cm" svg:x2="3.55cm" svg:y2="16.796cm" draw:start-shape="id102" draw:start-glue-point="9" draw:end-shape="id103" draw:end-glue-point="5" svg:d="M2995 16441l555 355" svg:viewBox="0 0 556 356">
          <text:p/>
        </draw:connector>
        <draw:connector draw:style-name="gr9" draw:text-style-name="P6" draw:layer="layout" draw:type="line" svg:x1="2.995cm" svg:y1="18.581cm" svg:x2="3.55cm" svg:y2="18.936cm" draw:start-shape="id101" draw:start-glue-point="9" draw:end-shape="id104" draw:end-glue-point="5" svg:d="M2995 18581l555 355" svg:viewBox="0 0 556 356">
          <text:p/>
        </draw:connector>
        <draw:connector draw:style-name="gr10" draw:text-style-name="P5" draw:layer="layout" draw:type="line" svg:x1="2.36cm" svg:y1="17.966cm" svg:x2="2.815cm" svg:y2="17.511cm" draw:end-shape="id99" draw:end-glue-point="7" svg:d="M2360 17966l455-455" svg:viewBox="0 0 456 456">
          <text:p/>
        </draw:connector>
        <draw:connector draw:style-name="gr10" draw:text-style-name="P5" draw:layer="layout" draw:type="line" svg:x1="2.36cm" svg:y1="16.896cm" svg:x2="2.815cm" svg:y2="16.441cm" draw:end-shape="id102" draw:end-glue-point="7" svg:d="M2360 16896l455-455" svg:viewBox="0 0 456 456">
          <text:p/>
        </draw:connector>
        <draw:connector draw:style-name="gr10" draw:text-style-name="P5" draw:layer="layout" draw:type="line" svg:x1="2.995cm" svg:y1="17.331cm" svg:x2="3.55cm" svg:y2="16.976cm" draw:start-shape="id99" draw:start-glue-point="11" draw:end-shape="id103" draw:end-glue-point="7" svg:d="M2995 17331l555-355" svg:viewBox="0 0 556 356">
          <text:p/>
        </draw:connector>
        <draw:connector draw:style-name="gr10" draw:text-style-name="P5" draw:layer="layout" draw:type="line" svg:x1="2.36cm" svg:y1="19.036cm" svg:x2="2.815cm" svg:y2="18.581cm" draw:end-shape="id101" draw:end-glue-point="7" svg:d="M2360 19036l455-455" svg:viewBox="0 0 456 456">
          <text:p/>
        </draw:connector>
        <draw:connector draw:style-name="gr10" draw:text-style-name="P5" draw:layer="layout" draw:type="line" svg:x1="2.995cm" svg:y1="18.401cm" svg:x2="3.55cm" svg:y2="18.046cm" draw:start-shape="id101" draw:start-glue-point="11" draw:end-shape="id100" draw:end-glue-point="7" svg:d="M2995 18401l555-355" svg:viewBox="0 0 556 356">
          <text:p/>
        </draw:connector>
        <draw:custom-shape draw:style-name="gr5" draw:text-style-name="P2" xml:id="id105" draw:id="id105" draw:layer="layout" svg:width="0.254cm" svg:height="0.254cm" svg:x="4.24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6" draw:id="id106" draw:layer="layout" svg:width="0.254cm" svg:height="0.254cm" svg:x="4.98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0.254cm" svg:height="0.254cm" svg:x="4.24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10" draw:id="id110" draw:layer="layout" svg:width="0.254cm" svg:height="0.254cm" svg:x="4.98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2" draw:id="id112" draw:layer="layout" svg:width="0.254cm" svg:height="0.254cm" svg:x="4.24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13" draw:id="id113" draw:layer="layout" svg:width="0.254cm" svg:height="0.254cm" svg:x="4.98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4" draw:id="id114" draw:layer="layout" svg:width="0.254cm" svg:height="0.254cm" svg:x="5.71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15" draw:id="id115" draw:layer="layout" svg:width="0.254cm" svg:height="0.254cm" svg:x="6.45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7" draw:id="id107" draw:layer="layout" svg:width="0.254cm" svg:height="0.254cm" svg:x="5.71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8" draw:id="id108" draw:layer="layout" svg:width="0.254cm" svg:height="0.254cm" svg:x="6.45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1" draw:id="id111" draw:layer="layout" svg:width="0.254cm" svg:height="0.254cm" svg:x="5.71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16" draw:id="id116" draw:layer="layout" svg:width="0.254cm" svg:height="0.254cm" svg:x="6.45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465cm" svg:y1="16.441cm" svg:x2="5.02cm" svg:y2="16.796cm" draw:start-shape="id105" draw:start-glue-point="9" draw:end-shape="id106" draw:end-glue-point="5" svg:d="M4465 16441l555 355" svg:viewBox="0 0 556 356">
          <text:p/>
        </draw:connector>
        <draw:connector draw:style-name="gr8" draw:text-style-name="P5" draw:layer="layout" draw:type="line" svg:x1="5.2cm" svg:y1="16.976cm" svg:x2="5.755cm" svg:y2="17.331cm" draw:start-shape="id106" draw:start-glue-point="9" draw:end-shape="id107" draw:end-glue-point="5" svg:d="M5200 16976l555 355" svg:viewBox="0 0 556 356">
          <text:p/>
        </draw:connector>
        <draw:connector draw:style-name="gr8" draw:text-style-name="P5" draw:layer="layout" draw:type="line" svg:x1="5.935cm" svg:y1="17.511cm" svg:x2="6.49cm" svg:y2="17.866cm" draw:start-shape="id107" draw:start-glue-point="9" draw:end-shape="id108" draw:end-glue-point="5" svg:d="M5935 17511l555 355" svg:viewBox="0 0 556 356">
          <text:p/>
        </draw:connector>
        <draw:connector draw:style-name="gr8" draw:text-style-name="P5" draw:layer="layout" draw:type="line" svg:x1="4.465cm" svg:y1="17.511cm" svg:x2="5.02cm" svg:y2="17.866cm" draw:start-shape="id109" draw:start-glue-point="9" draw:end-shape="id110" draw:end-glue-point="5" svg:d="M4465 17511l555 355" svg:viewBox="0 0 556 356">
          <text:p/>
        </draw:connector>
        <draw:connector draw:style-name="gr8" draw:text-style-name="P5" draw:layer="layout" draw:type="line" svg:x1="5.2cm" svg:y1="18.046cm" svg:x2="5.755cm" svg:y2="18.401cm" draw:start-shape="id110" draw:start-glue-point="9" draw:end-shape="id111" draw:end-glue-point="5" svg:d="M5200 18046l555 355" svg:viewBox="0 0 556 356">
          <text:p/>
        </draw:connector>
        <draw:connector draw:style-name="gr8" draw:text-style-name="P5" draw:layer="layout" draw:type="line" svg:x1="4.465cm" svg:y1="18.581cm" svg:x2="5.02cm" svg:y2="18.936cm" draw:start-shape="id112" draw:start-glue-point="9" draw:end-shape="id113" draw:end-glue-point="5" svg:d="M4465 18581l555 355" svg:viewBox="0 0 556 356">
          <text:p/>
        </draw:connector>
        <draw:connector draw:style-name="gr8" draw:text-style-name="P5" draw:layer="layout" draw:type="line" svg:x1="5.935cm" svg:y1="16.441cm" svg:x2="6.49cm" svg:y2="16.796cm" draw:start-shape="id114" draw:start-glue-point="9" draw:end-shape="id115" draw:end-glue-point="5" svg:d="M5935 16441l555 355" svg:viewBox="0 0 556 356">
          <text:p/>
        </draw:connector>
        <draw:connector draw:style-name="gr9" draw:text-style-name="P6" draw:layer="layout" draw:type="line" svg:x1="5.935cm" svg:y1="18.581cm" svg:x2="6.49cm" svg:y2="18.936cm" draw:start-shape="id111" draw:start-glue-point="9" draw:end-shape="id116" draw:end-glue-point="5" svg:d="M5935 18581l555 355" svg:viewBox="0 0 556 356">
          <text:p/>
        </draw:connector>
        <draw:connector draw:style-name="gr10" draw:text-style-name="P5" draw:layer="layout" draw:type="line" svg:x1="4.465cm" svg:y1="18.401cm" svg:x2="5.02cm" svg:y2="18.046cm" draw:start-shape="id112" draw:start-glue-point="11" draw:end-shape="id110" draw:end-glue-point="7" svg:d="M4465 18401l555-355" svg:viewBox="0 0 556 356">
          <text:p/>
        </draw:connector>
        <draw:connector draw:style-name="gr10" draw:text-style-name="P5" draw:layer="layout" draw:type="line" svg:x1="5.2cm" svg:y1="17.866cm" svg:x2="5.755cm" svg:y2="17.511cm" draw:start-shape="id110" draw:start-glue-point="11" draw:end-shape="id107" draw:end-glue-point="7" svg:d="M5200 17866l555-355" svg:viewBox="0 0 556 356">
          <text:p/>
        </draw:connector>
        <draw:connector draw:style-name="gr10" draw:text-style-name="P5" draw:layer="layout" draw:type="line" svg:x1="4.465cm" svg:y1="17.331cm" svg:x2="5.02cm" svg:y2="16.976cm" draw:start-shape="id109" draw:start-glue-point="11" draw:end-shape="id106" draw:end-glue-point="7" svg:d="M4465 17331l555-355" svg:viewBox="0 0 556 356">
          <text:p/>
        </draw:connector>
        <draw:connector draw:style-name="gr10" draw:text-style-name="P5" draw:layer="layout" draw:type="line" svg:x1="5.2cm" svg:y1="16.796cm" svg:x2="5.755cm" svg:y2="16.441cm" draw:start-shape="id106" draw:start-glue-point="11" draw:end-shape="id114" draw:end-glue-point="7" svg:d="M5200 16796l555-355" svg:viewBox="0 0 556 356">
          <text:p/>
        </draw:connector>
        <draw:connector draw:style-name="gr10" draw:text-style-name="P5" draw:layer="layout" draw:type="line" svg:x1="5.935cm" svg:y1="17.331cm" svg:x2="6.49cm" svg:y2="16.976cm" draw:start-shape="id107" draw:start-glue-point="11" draw:end-shape="id115" draw:end-glue-point="7" svg:d="M5935 17331l555-355" svg:viewBox="0 0 556 356">
          <text:p/>
        </draw:connector>
        <draw:connector draw:style-name="gr10" draw:text-style-name="P5" draw:layer="layout" draw:type="line" svg:x1="5.2cm" svg:y1="18.936cm" svg:x2="5.755cm" svg:y2="18.581cm" draw:start-shape="id113" draw:start-glue-point="11" draw:end-shape="id111" draw:end-glue-point="7" svg:d="M5200 18936l555-355" svg:viewBox="0 0 556 356">
          <text:p/>
        </draw:connector>
        <draw:connector draw:style-name="gr10" draw:text-style-name="P5" draw:layer="layout" draw:type="line" svg:x1="5.935cm" svg:y1="18.401cm" svg:x2="6.49cm" svg:y2="18.046cm" draw:start-shape="id111" draw:start-glue-point="11" draw:end-shape="id108" draw:end-glue-point="7" svg:d="M5935 18401l555-355" svg:viewBox="0 0 556 356">
          <text:p/>
        </draw:connector>
        <draw:connector draw:style-name="gr10" draw:text-style-name="P5" draw:layer="layout" draw:type="line" svg:x1="3.73cm" svg:y1="16.796cm" svg:x2="4.285cm" svg:y2="16.441cm" draw:start-shape="id103" draw:start-glue-point="11" draw:end-shape="id105" draw:end-glue-point="7" svg:d="M3730 16796l555-355" svg:viewBox="0 0 556 356">
          <text:p/>
        </draw:connector>
        <draw:connector draw:style-name="gr10" draw:text-style-name="P5" draw:layer="layout" draw:type="line" svg:x1="3.73cm" svg:y1="17.866cm" svg:x2="4.285cm" svg:y2="17.511cm" draw:start-shape="id100" draw:start-glue-point="11" draw:end-shape="id109" draw:end-glue-point="7" svg:d="M3730 17866l555-355" svg:viewBox="0 0 556 356">
          <text:p/>
        </draw:connector>
        <draw:connector draw:style-name="gr10" draw:text-style-name="P5" draw:layer="layout" draw:type="line" svg:x1="3.73cm" svg:y1="18.936cm" svg:x2="4.285cm" svg:y2="18.581cm" draw:start-shape="id104" draw:start-glue-point="11" draw:end-shape="id112" draw:end-glue-point="7" svg:d="M3730 18936l555-355" svg:viewBox="0 0 556 356">
          <text:p/>
        </draw:connector>
        <draw:connector draw:style-name="gr8" draw:text-style-name="P5" draw:layer="layout" draw:type="line" svg:x1="3.73cm" svg:y1="18.046cm" svg:x2="4.285cm" svg:y2="18.401cm" draw:start-shape="id100" draw:start-glue-point="9" draw:end-shape="id112" draw:end-glue-point="5" svg:d="M3730 18046l555 355" svg:viewBox="0 0 556 356">
          <text:p/>
        </draw:connector>
        <draw:connector draw:style-name="gr8" draw:text-style-name="P5" draw:layer="layout" draw:type="line" svg:x1="3.73cm" svg:y1="16.976cm" svg:x2="4.285cm" svg:y2="17.331cm" draw:start-shape="id103" draw:start-glue-point="9" draw:end-shape="id109" draw:end-glue-point="5" svg:d="M3730 16976l555 355" svg:viewBox="0 0 556 356">
          <text:p/>
        </draw:connector>
        <draw:custom-shape draw:style-name="gr5" draw:text-style-name="P2" xml:id="id117" draw:id="id117" draw:layer="layout" svg:width="0.254cm" svg:height="0.254cm" svg:x="7.18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18" draw:id="id118" draw:layer="layout" svg:width="0.254cm" svg:height="0.254cm" svg:x="7.92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0.254cm" svg:height="0.254cm" svg:x="7.18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2" draw:id="id122" draw:layer="layout" svg:width="0.254cm" svg:height="0.254cm" svg:x="7.92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4" draw:id="id124" draw:layer="layout" svg:width="0.254cm" svg:height="0.254cm" svg:x="7.18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5" draw:id="id125" draw:layer="layout" svg:width="0.254cm" svg:height="0.254cm" svg:x="7.92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6" draw:id="id126" draw:layer="layout" svg:width="0.254cm" svg:height="0.254cm" svg:x="8.65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7" draw:id="id127" draw:layer="layout" svg:width="0.254cm" svg:height="0.254cm" svg:x="9.39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9" draw:id="id119" draw:layer="layout" svg:width="0.254cm" svg:height="0.254cm" svg:x="8.65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0" draw:id="id120" draw:layer="layout" svg:width="0.254cm" svg:height="0.254cm" svg:x="9.39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3" draw:id="id123" draw:layer="layout" svg:width="0.254cm" svg:height="0.254cm" svg:x="8.65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8" draw:id="id128" draw:layer="layout" svg:width="0.254cm" svg:height="0.254cm" svg:x="9.39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7.405cm" svg:y1="16.441cm" svg:x2="7.96cm" svg:y2="16.796cm" draw:start-shape="id117" draw:start-glue-point="9" draw:end-shape="id118" draw:end-glue-point="5" svg:d="M7405 16441l555 355" svg:viewBox="0 0 556 356">
          <text:p/>
        </draw:connector>
        <draw:connector draw:style-name="gr8" draw:text-style-name="P5" draw:layer="layout" draw:type="line" svg:x1="8.14cm" svg:y1="16.976cm" svg:x2="8.695cm" svg:y2="17.331cm" draw:start-shape="id118" draw:start-glue-point="9" draw:end-shape="id119" draw:end-glue-point="5" svg:d="M8140 16976l555 355" svg:viewBox="0 0 556 356">
          <text:p/>
        </draw:connector>
        <draw:connector draw:style-name="gr8" draw:text-style-name="P5" draw:layer="layout" draw:type="line" svg:x1="8.875cm" svg:y1="17.511cm" svg:x2="9.43cm" svg:y2="17.866cm" draw:start-shape="id119" draw:start-glue-point="9" draw:end-shape="id120" draw:end-glue-point="5" svg:d="M8875 17511l555 355" svg:viewBox="0 0 556 356">
          <text:p/>
        </draw:connector>
        <draw:connector draw:style-name="gr8" draw:text-style-name="P5" draw:layer="layout" draw:type="line" svg:x1="7.405cm" svg:y1="17.511cm" svg:x2="7.96cm" svg:y2="17.866cm" draw:start-shape="id121" draw:start-glue-point="9" draw:end-shape="id122" draw:end-glue-point="5" svg:d="M7405 17511l555 355" svg:viewBox="0 0 556 356">
          <text:p/>
        </draw:connector>
        <draw:connector draw:style-name="gr8" draw:text-style-name="P5" draw:layer="layout" draw:type="line" svg:x1="8.14cm" svg:y1="18.046cm" svg:x2="8.695cm" svg:y2="18.401cm" draw:start-shape="id122" draw:start-glue-point="9" draw:end-shape="id123" draw:end-glue-point="5" svg:d="M8140 18046l555 355" svg:viewBox="0 0 556 356">
          <text:p/>
        </draw:connector>
        <draw:connector draw:style-name="gr8" draw:text-style-name="P5" draw:layer="layout" draw:type="line" svg:x1="7.405cm" svg:y1="18.581cm" svg:x2="7.96cm" svg:y2="18.936cm" draw:start-shape="id124" draw:start-glue-point="9" draw:end-shape="id125" draw:end-glue-point="5" svg:d="M7405 18581l555 355" svg:viewBox="0 0 556 356">
          <text:p/>
        </draw:connector>
        <draw:connector draw:style-name="gr8" draw:text-style-name="P5" draw:layer="layout" draw:type="line" svg:x1="8.875cm" svg:y1="16.441cm" svg:x2="9.43cm" svg:y2="16.796cm" draw:start-shape="id126" draw:start-glue-point="9" draw:end-shape="id127" draw:end-glue-point="5" svg:d="M8875 16441l555 355" svg:viewBox="0 0 556 356">
          <text:p/>
        </draw:connector>
        <draw:connector draw:style-name="gr9" draw:text-style-name="P6" draw:layer="layout" draw:type="line" svg:x1="8.875cm" svg:y1="18.581cm" svg:x2="9.43cm" svg:y2="18.936cm" draw:start-shape="id123" draw:start-glue-point="9" draw:end-shape="id128" draw:end-glue-point="5" svg:d="M8875 18581l555 355" svg:viewBox="0 0 556 356">
          <text:p/>
        </draw:connector>
        <draw:connector draw:style-name="gr10" draw:text-style-name="P5" draw:layer="layout" draw:type="line" svg:x1="7.405cm" svg:y1="18.401cm" svg:x2="7.96cm" svg:y2="18.046cm" draw:start-shape="id124" draw:start-glue-point="11" draw:end-shape="id122" draw:end-glue-point="7" svg:d="M7405 18401l555-355" svg:viewBox="0 0 556 356">
          <text:p/>
        </draw:connector>
        <draw:connector draw:style-name="gr10" draw:text-style-name="P5" draw:layer="layout" draw:type="line" svg:x1="8.14cm" svg:y1="17.866cm" svg:x2="8.695cm" svg:y2="17.511cm" draw:start-shape="id122" draw:start-glue-point="11" draw:end-shape="id119" draw:end-glue-point="7" svg:d="M8140 17866l555-355" svg:viewBox="0 0 556 356">
          <text:p/>
        </draw:connector>
        <draw:connector draw:style-name="gr10" draw:text-style-name="P5" draw:layer="layout" draw:type="line" svg:x1="7.405cm" svg:y1="17.331cm" svg:x2="7.96cm" svg:y2="16.976cm" draw:start-shape="id121" draw:start-glue-point="11" draw:end-shape="id118" draw:end-glue-point="7" svg:d="M7405 17331l555-355" svg:viewBox="0 0 556 356">
          <text:p/>
        </draw:connector>
        <draw:connector draw:style-name="gr10" draw:text-style-name="P5" draw:layer="layout" draw:type="line" svg:x1="8.14cm" svg:y1="16.796cm" svg:x2="8.695cm" svg:y2="16.441cm" draw:start-shape="id118" draw:start-glue-point="11" draw:end-shape="id126" draw:end-glue-point="7" svg:d="M8140 16796l555-355" svg:viewBox="0 0 556 356">
          <text:p/>
        </draw:connector>
        <draw:connector draw:style-name="gr10" draw:text-style-name="P5" draw:layer="layout" draw:type="line" svg:x1="8.875cm" svg:y1="17.331cm" svg:x2="9.43cm" svg:y2="16.976cm" draw:start-shape="id119" draw:start-glue-point="11" draw:end-shape="id127" draw:end-glue-point="7" svg:d="M8875 17331l555-355" svg:viewBox="0 0 556 356">
          <text:p/>
        </draw:connector>
        <draw:connector draw:style-name="gr10" draw:text-style-name="P5" draw:layer="layout" draw:type="line" svg:x1="8.14cm" svg:y1="18.936cm" svg:x2="8.695cm" svg:y2="18.581cm" draw:start-shape="id125" draw:start-glue-point="11" draw:end-shape="id123" draw:end-glue-point="7" svg:d="M8140 18936l555-355" svg:viewBox="0 0 556 356">
          <text:p/>
        </draw:connector>
        <draw:connector draw:style-name="gr10" draw:text-style-name="P5" draw:layer="layout" draw:type="line" svg:x1="8.875cm" svg:y1="18.401cm" svg:x2="9.43cm" svg:y2="18.046cm" draw:start-shape="id123" draw:start-glue-point="11" draw:end-shape="id120" draw:end-glue-point="7" svg:d="M8875 18401l555-355" svg:viewBox="0 0 556 356">
          <text:p/>
        </draw:connector>
        <draw:custom-shape draw:style-name="gr5" draw:text-style-name="P2" xml:id="id129" draw:id="id129" draw:layer="layout" svg:width="0.254cm" svg:height="0.254cm" svg:x="10.12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30" draw:id="id130" draw:layer="layout" svg:width="0.254cm" svg:height="0.254cm" svg:x="10.86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2" draw:id="id132" draw:layer="layout" svg:width="0.254cm" svg:height="0.254cm" svg:x="10.12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33" draw:id="id133" draw:layer="layout" svg:width="0.254cm" svg:height="0.254cm" svg:x="10.86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5" draw:id="id135" draw:layer="layout" svg:width="0.254cm" svg:height="0.254cm" svg:x="10.12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36" draw:id="id136" draw:layer="layout" svg:width="0.254cm" svg:height="0.254cm" svg:x="10.86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345cm" svg:y1="16.441cm" svg:x2="10.9cm" svg:y2="16.796cm" draw:start-shape="id129" draw:start-glue-point="9" draw:end-shape="id130" draw:end-glue-point="5" svg:d="M10345 16441l555 355" svg:viewBox="0 0 556 356">
          <text:p/>
        </draw:connector>
        <draw:connector draw:style-name="gr8" draw:text-style-name="P5" draw:layer="layout" draw:type="line" svg:x1="11.08cm" svg:y1="16.976cm" svg:x2="11.635cm" svg:y2="17.331cm" draw:start-shape="id130" draw:start-glue-point="9" draw:end-shape="id131" draw:end-glue-point="5" svg:d="M11080 16976l555 355" svg:viewBox="0 0 556 356">
          <text:p/>
        </draw:connector>
        <draw:connector draw:style-name="gr8" draw:text-style-name="P5" draw:layer="layout" draw:type="line" svg:x1="10.345cm" svg:y1="17.511cm" svg:x2="10.9cm" svg:y2="17.866cm" draw:start-shape="id132" draw:start-glue-point="9" draw:end-shape="id133" draw:end-glue-point="5" svg:d="M10345 17511l555 355" svg:viewBox="0 0 556 356">
          <text:p/>
        </draw:connector>
        <draw:connector draw:style-name="gr8" draw:text-style-name="P5" draw:layer="layout" draw:type="line" svg:x1="11.08cm" svg:y1="18.046cm" svg:x2="11.635cm" svg:y2="18.401cm" draw:start-shape="id133" draw:start-glue-point="9" draw:end-shape="id134" draw:end-glue-point="5" svg:d="M11080 18046l555 355" svg:viewBox="0 0 556 356">
          <text:p/>
        </draw:connector>
        <draw:connector draw:style-name="gr8" draw:text-style-name="P5" draw:layer="layout" draw:type="line" svg:x1="10.345cm" svg:y1="18.581cm" svg:x2="10.9cm" svg:y2="18.936cm" draw:start-shape="id135" draw:start-glue-point="9" draw:end-shape="id136" draw:end-glue-point="5" svg:d="M10345 18581l555 355" svg:viewBox="0 0 556 356">
          <text:p/>
        </draw:connector>
        <draw:connector draw:style-name="gr10" draw:text-style-name="P5" draw:layer="layout" draw:type="line" svg:x1="10.345cm" svg:y1="18.401cm" svg:x2="10.9cm" svg:y2="18.046cm" draw:start-shape="id135" draw:start-glue-point="11" draw:end-shape="id133" draw:end-glue-point="7" svg:d="M10345 18401l555-355" svg:viewBox="0 0 556 356">
          <text:p/>
        </draw:connector>
        <draw:connector draw:style-name="gr10" draw:text-style-name="P5" draw:layer="layout" draw:type="line" svg:x1="11.08cm" svg:y1="17.866cm" svg:x2="11.635cm" svg:y2="17.511cm" draw:start-shape="id133" draw:start-glue-point="11" draw:end-shape="id131" draw:end-glue-point="7" svg:d="M11080 17866l555-355" svg:viewBox="0 0 556 356">
          <text:p/>
        </draw:connector>
        <draw:connector draw:style-name="gr10" draw:text-style-name="P5" draw:layer="layout" draw:type="line" svg:x1="10.345cm" svg:y1="17.331cm" svg:x2="10.9cm" svg:y2="16.976cm" draw:start-shape="id132" draw:start-glue-point="11" draw:end-shape="id130" draw:end-glue-point="7" svg:d="M10345 17331l555-355" svg:viewBox="0 0 556 356">
          <text:p/>
        </draw:connector>
        <draw:connector draw:style-name="gr10" draw:text-style-name="P5" draw:layer="layout" draw:type="line" svg:x1="11.08cm" svg:y1="16.796cm" svg:x2="11.635cm" svg:y2="16.441cm" draw:start-shape="id130" draw:start-glue-point="11" draw:end-shape="id137" draw:end-glue-point="7" svg:d="M11080 16796l555-355" svg:viewBox="0 0 556 356">
          <text:p/>
        </draw:connector>
        <draw:connector draw:style-name="gr10" draw:text-style-name="P5" draw:layer="layout" draw:type="line" svg:x1="11.08cm" svg:y1="18.936cm" svg:x2="11.635cm" svg:y2="18.581cm" draw:start-shape="id136" draw:start-glue-point="11" draw:end-shape="id134" draw:end-glue-point="7" svg:d="M11080 18936l555-355" svg:viewBox="0 0 556 356">
          <text:p/>
        </draw:connector>
        <draw:connector draw:style-name="gr10" draw:text-style-name="P5" draw:layer="layout" draw:type="line" svg:x1="9.61cm" svg:y1="16.796cm" svg:x2="10.165cm" svg:y2="16.441cm" draw:start-shape="id127" draw:start-glue-point="11" draw:end-shape="id129" draw:end-glue-point="7" svg:d="M9610 16796l555-355" svg:viewBox="0 0 556 356">
          <text:p/>
        </draw:connector>
        <draw:connector draw:style-name="gr10" draw:text-style-name="P5" draw:layer="layout" draw:type="line" svg:x1="9.61cm" svg:y1="17.866cm" svg:x2="10.165cm" svg:y2="17.511cm" draw:start-shape="id120" draw:start-glue-point="11" draw:end-shape="id132" draw:end-glue-point="7" svg:d="M9610 17866l555-355" svg:viewBox="0 0 556 356">
          <text:p/>
        </draw:connector>
        <draw:connector draw:style-name="gr10" draw:text-style-name="P5" draw:layer="layout" draw:type="line" svg:x1="9.61cm" svg:y1="18.936cm" svg:x2="10.165cm" svg:y2="18.581cm" draw:start-shape="id128" draw:start-glue-point="11" draw:end-shape="id135" draw:end-glue-point="7" svg:d="M9610 18936l555-355" svg:viewBox="0 0 556 356">
          <text:p/>
        </draw:connector>
        <draw:connector draw:style-name="gr8" draw:text-style-name="P5" draw:layer="layout" draw:type="line" svg:x1="9.61cm" svg:y1="18.046cm" svg:x2="10.165cm" svg:y2="18.401cm" draw:start-shape="id120" draw:start-glue-point="9" draw:end-shape="id135" draw:end-glue-point="5" svg:d="M9610 18046l555 355" svg:viewBox="0 0 556 356">
          <text:p/>
        </draw:connector>
        <draw:connector draw:style-name="gr8" draw:text-style-name="P5" draw:layer="layout" draw:type="line" svg:x1="9.61cm" svg:y1="16.976cm" svg:x2="10.165cm" svg:y2="17.331cm" draw:start-shape="id127" draw:start-glue-point="9" draw:end-shape="id132" draw:end-glue-point="5" svg:d="M9610 16976l555 355" svg:viewBox="0 0 556 356">
          <text:p/>
        </draw:connector>
        <draw:connector draw:style-name="gr8" draw:text-style-name="P5" draw:layer="layout" draw:type="line" svg:x1="6.67cm" svg:y1="16.976cm" svg:x2="7.225cm" svg:y2="17.331cm" draw:start-shape="id115" draw:start-glue-point="9" draw:end-shape="id121" draw:end-glue-point="5" svg:d="M6670 16976l555 355" svg:viewBox="0 0 556 356">
          <text:p/>
        </draw:connector>
        <draw:connector draw:style-name="gr8" draw:text-style-name="P5" draw:layer="layout" draw:type="line" svg:x1="6.67cm" svg:y1="18.046cm" svg:x2="7.225cm" svg:y2="18.401cm" draw:start-shape="id108" draw:start-glue-point="9" draw:end-shape="id124" draw:end-glue-point="5" svg:d="M6670 18046l555 355" svg:viewBox="0 0 556 356">
          <text:p/>
        </draw:connector>
        <draw:connector draw:style-name="gr10" draw:text-style-name="P5" draw:layer="layout" draw:type="line" svg:x1="6.67cm" svg:y1="18.936cm" svg:x2="7.225cm" svg:y2="18.581cm" draw:start-shape="id116" draw:start-glue-point="11" draw:end-shape="id124" draw:end-glue-point="7" svg:d="M6670 18936l555-355" svg:viewBox="0 0 556 356">
          <text:p/>
        </draw:connector>
        <draw:connector draw:style-name="gr10" draw:text-style-name="P5" draw:layer="layout" draw:type="line" svg:x1="6.67cm" svg:y1="17.866cm" svg:x2="7.225cm" svg:y2="17.511cm" draw:start-shape="id108" draw:start-glue-point="11" draw:end-shape="id121" draw:end-glue-point="7" svg:d="M6670 17866l555-355" svg:viewBox="0 0 556 356">
          <text:p/>
        </draw:connector>
        <draw:connector draw:style-name="gr10" draw:text-style-name="P5" draw:layer="layout" draw:type="line" svg:x1="6.67cm" svg:y1="16.796cm" svg:x2="7.225cm" svg:y2="16.441cm" draw:start-shape="id115" draw:start-glue-point="11" draw:end-shape="id117" draw:end-glue-point="7" svg:d="M6670 16796l555-355" svg:viewBox="0 0 556 356">
          <text:p/>
        </draw:connector>
        <draw:custom-shape draw:style-name="gr5" draw:text-style-name="P2" xml:id="id137" draw:id="id137" draw:layer="layout" svg:width="0.254cm" svg:height="0.254cm" svg:x="11.598cm" svg:y="1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38" draw:id="id138" draw:layer="layout" svg:width="0.254cm" svg:height="0.254cm" svg:x="12.33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1" draw:id="id131" draw:layer="layout" svg:width="0.254cm" svg:height="0.254cm" svg:x="11.598cm" svg:y="17.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39" draw:id="id139" draw:layer="layout" svg:width="0.254cm" svg:height="0.254cm" svg:x="12.333cm" svg:y="17.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4" draw:id="id134" draw:layer="layout" svg:width="0.254cm" svg:height="0.254cm" svg:x="11.59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0" draw:id="id140" draw:layer="layout" svg:width="0.254cm" svg:height="0.254cm" svg:x="12.333cm" svg:y="1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1.815cm" svg:y1="16.441cm" svg:x2="12.37cm" svg:y2="16.796cm" draw:start-shape="id137" draw:start-glue-point="9" draw:end-shape="id138" draw:end-glue-point="5" svg:d="M11815 16441l555 355" svg:viewBox="0 0 556 356">
          <text:p/>
        </draw:connector>
        <draw:connector draw:style-name="gr8" draw:text-style-name="P5" draw:layer="layout" draw:type="line" svg:x1="12.55cm" svg:y1="16.976cm" svg:x2="13.005cm" svg:y2="17.431cm" draw:start-shape="id138" draw:start-glue-point="9" svg:d="M12550 16976l455 455" svg:viewBox="0 0 456 456">
          <text:p/>
        </draw:connector>
        <draw:connector draw:style-name="gr8" draw:text-style-name="P5" draw:layer="layout" draw:type="line" svg:x1="11.815cm" svg:y1="17.511cm" svg:x2="12.37cm" svg:y2="17.866cm" draw:start-shape="id131" draw:start-glue-point="9" draw:end-shape="id139" draw:end-glue-point="5" svg:d="M11815 17511l555 355" svg:viewBox="0 0 556 356">
          <text:p/>
        </draw:connector>
        <draw:connector draw:style-name="gr8" draw:text-style-name="P5" draw:layer="layout" draw:type="line" svg:x1="12.55cm" svg:y1="18.046cm" svg:x2="13.005cm" svg:y2="18.501cm" draw:start-shape="id139" draw:start-glue-point="9" svg:d="M12550 18046l455 455" svg:viewBox="0 0 456 456">
          <text:p/>
        </draw:connector>
        <draw:connector draw:style-name="gr8" draw:text-style-name="P5" draw:layer="layout" draw:type="line" svg:x1="11.815cm" svg:y1="18.581cm" svg:x2="12.37cm" svg:y2="18.936cm" draw:start-shape="id134" draw:start-glue-point="9" draw:end-shape="id140" draw:end-glue-point="5" svg:d="M11815 18581l555 355" svg:viewBox="0 0 556 356">
          <text:p/>
        </draw:connector>
        <draw:connector draw:style-name="gr10" draw:text-style-name="P5" draw:layer="layout" draw:type="line" svg:x1="11.815cm" svg:y1="18.401cm" svg:x2="12.37cm" svg:y2="18.046cm" draw:start-shape="id134" draw:start-glue-point="11" draw:end-shape="id139" draw:end-glue-point="7" svg:d="M11815 18401l555-355" svg:viewBox="0 0 556 356">
          <text:p/>
        </draw:connector>
        <draw:connector draw:style-name="gr10" draw:text-style-name="P5" draw:layer="layout" draw:type="line" svg:x1="12.55cm" svg:y1="17.866cm" svg:x2="13.005cm" svg:y2="17.511cm" draw:start-shape="id139" draw:start-glue-point="11" svg:d="M12550 17866l455-355" svg:viewBox="0 0 456 356">
          <text:p/>
        </draw:connector>
        <draw:connector draw:style-name="gr10" draw:text-style-name="P5" draw:layer="layout" draw:type="line" svg:x1="11.815cm" svg:y1="17.331cm" svg:x2="12.37cm" svg:y2="16.976cm" draw:start-shape="id131" draw:start-glue-point="11" draw:end-shape="id138" draw:end-glue-point="7" svg:d="M11815 17331l555-355" svg:viewBox="0 0 556 356">
          <text:p/>
        </draw:connector>
        <draw:connector draw:style-name="gr10" draw:text-style-name="P5" draw:layer="layout" draw:type="line" svg:x1="12.55cm" svg:y1="16.796cm" svg:x2="13.005cm" svg:y2="16.441cm" draw:start-shape="id138" draw:start-glue-point="11" svg:d="M12550 16796l455-355" svg:viewBox="0 0 456 356">
          <text:p/>
        </draw:connector>
        <draw:connector draw:style-name="gr10" draw:text-style-name="P5" draw:layer="layout" draw:type="line" svg:x1="12.55cm" svg:y1="18.936cm" svg:x2="13.005cm" svg:y2="18.581cm" draw:start-shape="id140" draw:start-glue-point="11" svg:d="M12550 18936l455-355" svg:viewBox="0 0 456 356">
          <text:p/>
        </draw:connector>
        <draw:custom-shape draw:style-name="gr7" draw:text-style-name="P4" xml:id="id148" draw:id="id148" draw:layer="layout" svg:width="0.128cm" svg:height="0.127cm" svg:x="3.57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9" draw:id="id149" draw:layer="layout" svg:width="0.128cm" svg:height="0.127cm" svg:x="5.04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0" draw:id="id150" draw:layer="layout" svg:width="0.128cm" svg:height="0.127cm" svg:x="6.51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1" draw:id="id151" draw:layer="layout" svg:width="0.128cm" svg:height="0.127cm" svg:x="7.98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2" draw:id="id152" draw:layer="layout" svg:width="0.128cm" svg:height="0.127cm" svg:x="9.45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3" draw:id="id153" draw:layer="layout" svg:width="0.128cm" svg:height="0.127cm" svg:x="10.92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4" draw:id="id154" draw:layer="layout" svg:width="0.128cm" svg:height="0.127cm" svg:x="12.39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cm" svg:y1="19.116cm" svg:x2="2.996cm" svg:y2="19.47cm" draw:start-shape="id104" draw:start-glue-point="7" draw:end-shape="id141" draw:end-glue-point="11" svg:d="M3550 19116l-554 354" svg:viewBox="0 0 555 355">
          <text:p/>
        </draw:connector>
        <draw:connector draw:style-name="gr10" draw:text-style-name="P5" draw:layer="layout" draw:type="line" svg:x1="5.02cm" svg:y1="19.116cm" svg:x2="4.466cm" svg:y2="19.47cm" draw:start-shape="id113" draw:start-glue-point="7" draw:end-shape="id142" draw:end-glue-point="11" svg:d="M5020 19116l-554 354" svg:viewBox="0 0 555 355">
          <text:p/>
        </draw:connector>
        <draw:connector draw:style-name="gr10" draw:text-style-name="P5" draw:layer="layout" draw:type="line" svg:x1="6.49cm" svg:y1="19.116cm" svg:x2="5.936cm" svg:y2="19.47cm" draw:start-shape="id116" draw:start-glue-point="7" draw:end-shape="id143" draw:end-glue-point="11" svg:d="M6490 19116l-554 354" svg:viewBox="0 0 555 355">
          <text:p/>
        </draw:connector>
        <draw:connector draw:style-name="gr10" draw:text-style-name="P5" draw:layer="layout" draw:type="line" svg:x1="7.96cm" svg:y1="19.116cm" svg:x2="7.406cm" svg:y2="19.47cm" draw:start-shape="id125" draw:start-glue-point="7" draw:end-shape="id144" draw:end-glue-point="11" svg:d="M7960 19116l-554 354" svg:viewBox="0 0 555 355">
          <text:p/>
        </draw:connector>
        <draw:connector draw:style-name="gr10" draw:text-style-name="P5" draw:layer="layout" draw:type="line" svg:x1="9.43cm" svg:y1="19.116cm" svg:x2="8.876cm" svg:y2="19.47cm" draw:start-shape="id128" draw:start-glue-point="7" draw:end-shape="id145" draw:end-glue-point="11" svg:d="M9430 19116l-554 354" svg:viewBox="0 0 555 355">
          <text:p/>
        </draw:connector>
        <draw:connector draw:style-name="gr10" draw:text-style-name="P5" draw:layer="layout" draw:type="line" svg:x1="10.9cm" svg:y1="19.116cm" svg:x2="10.346cm" svg:y2="19.47cm" draw:start-shape="id136" draw:start-glue-point="7" draw:end-shape="id146" draw:end-glue-point="11" svg:d="M10900 19116l-554 354" svg:viewBox="0 0 555 355">
          <text:p/>
        </draw:connector>
        <draw:connector draw:style-name="gr10" draw:text-style-name="P5" draw:layer="layout" draw:type="line" svg:x1="12.37cm" svg:y1="19.116cm" svg:x2="11.816cm" svg:y2="19.47cm" draw:start-shape="id140" draw:start-glue-point="7" draw:end-shape="id147" draw:end-glue-point="11" svg:d="M12370 19116l-554 354" svg:viewBox="0 0 555 355">
          <text:p/>
        </draw:connector>
        <draw:connector draw:style-name="gr10" draw:text-style-name="P5" draw:layer="layout" draw:type="line" svg:x1="2.995cm" svg:y1="16.261cm" svg:x2="3.593cm" svg:y2="15.861cm" draw:start-shape="id102" draw:start-glue-point="11" draw:end-shape="id148" draw:end-glue-point="7" svg:d="M2995 16261l598-400" svg:viewBox="0 0 599 401">
          <text:p/>
        </draw:connector>
        <draw:connector draw:style-name="gr10" draw:text-style-name="P5" draw:layer="layout" draw:type="line" svg:x1="4.465cm" svg:y1="16.261cm" svg:x2="5.064cm" svg:y2="15.861cm" draw:start-shape="id105" draw:start-glue-point="11" draw:end-shape="id149" draw:end-glue-point="7" svg:d="M4465 16261l599-400" svg:viewBox="0 0 600 401">
          <text:p/>
        </draw:connector>
        <draw:connector draw:style-name="gr10" draw:text-style-name="P5" draw:layer="layout" draw:type="line" svg:x1="5.935cm" svg:y1="16.261cm" svg:x2="6.533cm" svg:y2="15.861cm" draw:start-shape="id114" draw:start-glue-point="11" draw:end-shape="id150" draw:end-glue-point="7" svg:d="M5935 16261l598-400" svg:viewBox="0 0 599 401">
          <text:p/>
        </draw:connector>
        <draw:connector draw:style-name="gr10" draw:text-style-name="P5" draw:layer="layout" draw:type="line" svg:x1="7.405cm" svg:y1="16.261cm" svg:x2="8.004cm" svg:y2="15.861cm" draw:start-shape="id117" draw:start-glue-point="11" draw:end-shape="id151" draw:end-glue-point="7" svg:d="M7405 16261l599-400" svg:viewBox="0 0 600 401">
          <text:p/>
        </draw:connector>
        <draw:connector draw:style-name="gr10" draw:text-style-name="P5" draw:layer="layout" draw:type="line" svg:x1="8.875cm" svg:y1="16.261cm" svg:x2="9.473cm" svg:y2="15.861cm" draw:start-shape="id126" draw:start-glue-point="11" draw:end-shape="id152" draw:end-glue-point="7" svg:d="M8875 16261l598-400" svg:viewBox="0 0 599 401">
          <text:p/>
        </draw:connector>
        <draw:connector draw:style-name="gr10" draw:text-style-name="P5" draw:layer="layout" draw:type="line" svg:x1="10.345cm" svg:y1="16.261cm" svg:x2="10.944cm" svg:y2="15.861cm" draw:start-shape="id129" draw:start-glue-point="11" draw:end-shape="id153" draw:end-glue-point="7" svg:d="M10345 16261l599-400" svg:viewBox="0 0 600 401">
          <text:p/>
        </draw:connector>
        <draw:connector draw:style-name="gr10" draw:text-style-name="P5" draw:layer="layout" draw:type="line" svg:x1="11.815cm" svg:y1="16.261cm" svg:x2="12.413cm" svg:y2="15.861cm" draw:start-shape="id137" draw:start-glue-point="11" draw:end-shape="id154" draw:end-glue-point="7" svg:d="M11815 16261l598-400" svg:viewBox="0 0 599 401">
          <text:p/>
        </draw:connector>
        <draw:connector draw:style-name="gr8" draw:text-style-name="P5" draw:layer="layout" draw:type="line" svg:x1="2.316cm" svg:y1="15.761cm" svg:x2="2.815cm" svg:y2="16.261cm" draw:end-shape="id102" draw:end-glue-point="5" svg:d="M2316 15761l499 500" svg:viewBox="0 0 500 501">
          <text:p/>
        </draw:connector>
        <draw:connector draw:style-name="gr8" draw:text-style-name="P5" draw:layer="layout" draw:type="line" svg:x1="3.685cm" svg:y1="15.861cm" svg:x2="4.285cm" svg:y2="16.261cm" draw:start-shape="id148" draw:start-glue-point="9" draw:end-shape="id105" draw:end-glue-point="5" svg:d="M3685 15861l600 400" svg:viewBox="0 0 601 401">
          <text:p/>
        </draw:connector>
        <draw:connector draw:style-name="gr8" draw:text-style-name="P5" draw:layer="layout" draw:type="line" svg:x1="5.156cm" svg:y1="15.861cm" svg:x2="5.755cm" svg:y2="16.261cm" draw:start-shape="id149" draw:start-glue-point="9" draw:end-shape="id114" draw:end-glue-point="5" svg:d="M5156 15861l599 400" svg:viewBox="0 0 600 401">
          <text:p/>
        </draw:connector>
        <draw:connector draw:style-name="gr8" draw:text-style-name="P5" draw:layer="layout" draw:type="line" svg:x1="6.625cm" svg:y1="15.861cm" svg:x2="7.225cm" svg:y2="16.261cm" draw:start-shape="id150" draw:start-glue-point="9" draw:end-shape="id117" draw:end-glue-point="5" svg:d="M6625 15861l600 400" svg:viewBox="0 0 601 401">
          <text:p/>
        </draw:connector>
        <draw:connector draw:style-name="gr8" draw:text-style-name="P5" draw:layer="layout" draw:type="line" svg:x1="8.096cm" svg:y1="15.861cm" svg:x2="8.695cm" svg:y2="16.261cm" draw:start-shape="id151" draw:start-glue-point="9" draw:end-shape="id126" draw:end-glue-point="5" svg:d="M8096 15861l599 400" svg:viewBox="0 0 600 401">
          <text:p/>
        </draw:connector>
        <draw:connector draw:style-name="gr8" draw:text-style-name="P5" draw:layer="layout" draw:type="line" svg:x1="9.565cm" svg:y1="15.861cm" svg:x2="10.165cm" svg:y2="16.261cm" draw:start-shape="id152" draw:start-glue-point="9" draw:end-shape="id129" draw:end-glue-point="5" svg:d="M9565 15861l600 400" svg:viewBox="0 0 601 401">
          <text:p/>
        </draw:connector>
        <draw:connector draw:style-name="gr8" draw:text-style-name="P5" draw:layer="layout" draw:type="line" svg:x1="11.036cm" svg:y1="15.861cm" svg:x2="11.635cm" svg:y2="16.261cm" draw:start-shape="id153" draw:start-glue-point="9" draw:end-shape="id137" draw:end-glue-point="5" svg:d="M11036 15861l599 400" svg:viewBox="0 0 600 401">
          <text:p/>
        </draw:connector>
        <draw:connector draw:style-name="gr8" draw:text-style-name="P5" draw:layer="layout" draw:type="line" svg:x1="12.505cm" svg:y1="15.861cm" svg:x2="13.005cm" svg:y2="16.261cm" draw:start-shape="id154" draw:start-glue-point="9" svg:d="M12505 15861l500 400" svg:viewBox="0 0 501 401">
          <text:p/>
        </draw:connector>
        <draw:connector draw:style-name="gr8" draw:text-style-name="P5" draw:layer="layout" draw:type="line" svg:x1="3.73cm" svg:y1="19.116cm" svg:x2="4.286cm" svg:y2="19.47cm" draw:start-shape="id104" draw:start-glue-point="9" draw:end-shape="id142" draw:end-glue-point="5" svg:d="M3730 19116l556 354" svg:viewBox="0 0 557 355">
          <text:p/>
        </draw:connector>
        <draw:connector draw:style-name="gr8" draw:text-style-name="P5" draw:layer="layout" draw:type="line" svg:x1="5.2cm" svg:y1="19.116cm" svg:x2="5.756cm" svg:y2="19.47cm" draw:start-shape="id113" draw:start-glue-point="9" draw:end-shape="id143" draw:end-glue-point="5" svg:d="M5200 19116l556 354" svg:viewBox="0 0 557 355">
          <text:p/>
        </draw:connector>
        <draw:connector draw:style-name="gr8" draw:text-style-name="P5" draw:layer="layout" draw:type="line" svg:x1="6.67cm" svg:y1="19.116cm" svg:x2="7.226cm" svg:y2="19.47cm" draw:start-shape="id116" draw:start-glue-point="9" draw:end-shape="id144" draw:end-glue-point="5" svg:d="M6670 19116l556 354" svg:viewBox="0 0 557 355">
          <text:p/>
        </draw:connector>
        <draw:connector draw:style-name="gr8" draw:text-style-name="P5" draw:layer="layout" draw:type="line" svg:x1="8.14cm" svg:y1="19.116cm" svg:x2="8.696cm" svg:y2="19.47cm" draw:start-shape="id125" draw:start-glue-point="9" draw:end-shape="id145" draw:end-glue-point="5" svg:d="M8140 19116l556 354" svg:viewBox="0 0 557 355">
          <text:p/>
        </draw:connector>
        <draw:connector draw:style-name="gr8" draw:text-style-name="P5" draw:layer="layout" draw:type="line" svg:x1="9.61cm" svg:y1="19.116cm" svg:x2="10.166cm" svg:y2="19.47cm" draw:start-shape="id128" draw:start-glue-point="9" draw:end-shape="id146" draw:end-glue-point="5" svg:d="M9610 19116l556 354" svg:viewBox="0 0 557 355">
          <text:p/>
        </draw:connector>
        <draw:connector draw:style-name="gr8" draw:text-style-name="P5" draw:layer="layout" draw:type="line" svg:x1="11.08cm" svg:y1="19.116cm" svg:x2="11.636cm" svg:y2="19.47cm" draw:start-shape="id136" draw:start-glue-point="9" draw:end-shape="id147" draw:end-glue-point="5" svg:d="M11080 19116l556 354" svg:viewBox="0 0 557 355">
          <text:p/>
        </draw:connector>
        <draw:connector draw:style-name="gr8" draw:text-style-name="P5" draw:layer="layout" draw:type="line" svg:x1="12.55cm" svg:y1="19.116cm" svg:x2="13.049cm" svg:y2="19.615cm" draw:start-shape="id140" draw:start-glue-point="9" svg:d="M12550 19116l499 499" svg:viewBox="0 0 500 500">
          <text:p/>
        </draw:connector>
        <draw:custom-shape draw:style-name="gr5" draw:text-style-name="P2" xml:id="id141" draw:id="id141" draw:layer="layout" svg:width="0.254cm" svg:height="0.254cm" svg:x="2.77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8" draw:id="id158" draw:layer="layout" svg:width="0.254cm" svg:height="0.254cm" svg:x="3.51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55" draw:id="id155" draw:layer="layout" svg:width="0.254cm" svg:height="0.254cm" svg:x="2.77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6" draw:id="id156" draw:layer="layout" svg:width="0.254cm" svg:height="0.254cm" svg:x="3.51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57" draw:id="id157" draw:layer="layout" svg:width="0.254cm" svg:height="0.254cm" svg:x="2.77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9" draw:id="id159" draw:layer="layout" svg:width="0.254cm" svg:height="0.254cm" svg:x="3.51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1cm" svg:y1="20.185cm" svg:x2="2.816cm" svg:y2="20.54cm" draw:end-shape="id155" draw:end-glue-point="5" svg:d="M2361 20185l455 355" svg:viewBox="0 0 456 356">
          <text:p/>
        </draw:connector>
        <draw:connector draw:style-name="gr8" draw:text-style-name="P5" draw:layer="layout" draw:type="line" svg:x1="2.996cm" svg:y1="20.72cm" svg:x2="3.551cm" svg:y2="21.075cm" draw:start-shape="id155" draw:start-glue-point="9" draw:end-shape="id156" draw:end-glue-point="5" svg:d="M2996 20720l555 355" svg:viewBox="0 0 556 356">
          <text:p/>
        </draw:connector>
        <draw:connector draw:style-name="gr8" draw:text-style-name="P5" draw:layer="layout" draw:type="line" svg:x1="2.361cm" svg:y1="21.255cm" svg:x2="2.816cm" svg:y2="21.61cm" draw:end-shape="id157" draw:end-glue-point="5" svg:d="M2361 21255l455 355" svg:viewBox="0 0 456 356">
          <text:p/>
        </draw:connector>
        <draw:connector draw:style-name="gr8" draw:text-style-name="P5" draw:layer="layout" draw:type="line" svg:x1="2.996cm" svg:y1="19.65cm" svg:x2="3.551cm" svg:y2="20.005cm" draw:start-shape="id141" draw:start-glue-point="9" draw:end-shape="id158" draw:end-glue-point="5" svg:d="M2996 19650l555 355" svg:viewBox="0 0 556 356">
          <text:p/>
        </draw:connector>
        <draw:connector draw:style-name="gr9" draw:text-style-name="P6" draw:layer="layout" draw:type="line" svg:x1="2.996cm" svg:y1="21.79cm" svg:x2="3.551cm" svg:y2="22.145cm" draw:start-shape="id157" draw:start-glue-point="9" draw:end-shape="id159" draw:end-glue-point="5" svg:d="M2996 21790l555 355" svg:viewBox="0 0 556 356">
          <text:p/>
        </draw:connector>
        <draw:connector draw:style-name="gr10" draw:text-style-name="P5" draw:layer="layout" draw:type="line" svg:x1="2.361cm" svg:y1="21.175cm" svg:x2="2.816cm" svg:y2="20.72cm" draw:end-shape="id155" draw:end-glue-point="7" svg:d="M2361 21175l455-455" svg:viewBox="0 0 456 456">
          <text:p/>
        </draw:connector>
        <draw:connector draw:style-name="gr10" draw:text-style-name="P5" draw:layer="layout" draw:type="line" svg:x1="2.361cm" svg:y1="20.105cm" svg:x2="2.816cm" svg:y2="19.65cm" draw:end-shape="id141" draw:end-glue-point="7" svg:d="M2361 20105l455-455" svg:viewBox="0 0 456 456">
          <text:p/>
        </draw:connector>
        <draw:connector draw:style-name="gr10" draw:text-style-name="P5" draw:layer="layout" draw:type="line" svg:x1="2.996cm" svg:y1="20.54cm" svg:x2="3.551cm" svg:y2="20.185cm" draw:start-shape="id155" draw:start-glue-point="11" draw:end-shape="id158" draw:end-glue-point="7" svg:d="M2996 20540l555-355" svg:viewBox="0 0 556 356">
          <text:p/>
        </draw:connector>
        <draw:connector draw:style-name="gr10" draw:text-style-name="P5" draw:layer="layout" draw:type="line" svg:x1="2.361cm" svg:y1="22.245cm" svg:x2="2.816cm" svg:y2="21.79cm" draw:end-shape="id157" draw:end-glue-point="7" svg:d="M2361 22245l455-455" svg:viewBox="0 0 456 456">
          <text:p/>
        </draw:connector>
        <draw:connector draw:style-name="gr10" draw:text-style-name="P5" draw:layer="layout" draw:type="line" svg:x1="2.996cm" svg:y1="21.61cm" svg:x2="3.551cm" svg:y2="21.255cm" draw:start-shape="id157" draw:start-glue-point="11" draw:end-shape="id156" draw:end-glue-point="7" svg:d="M2996 21610l555-355" svg:viewBox="0 0 556 356">
          <text:p/>
        </draw:connector>
        <draw:custom-shape draw:style-name="gr5" draw:text-style-name="P2" xml:id="id142" draw:id="id142" draw:layer="layout" svg:width="0.254cm" svg:height="0.254cm" svg:x="4.24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0" draw:id="id160" draw:layer="layout" svg:width="0.254cm" svg:height="0.254cm" svg:x="4.98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3" draw:id="id163" draw:layer="layout" svg:width="0.254cm" svg:height="0.254cm" svg:x="4.24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4" draw:id="id164" draw:layer="layout" svg:width="0.254cm" svg:height="0.254cm" svg:x="4.98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6" draw:id="id166" draw:layer="layout" svg:width="0.254cm" svg:height="0.254cm" svg:x="4.24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7" draw:id="id167" draw:layer="layout" svg:width="0.254cm" svg:height="0.254cm" svg:x="4.98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3" draw:id="id143" draw:layer="layout" svg:width="0.254cm" svg:height="0.254cm" svg:x="5.71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8" draw:id="id168" draw:layer="layout" svg:width="0.254cm" svg:height="0.254cm" svg:x="6.45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1" draw:id="id161" draw:layer="layout" svg:width="0.254cm" svg:height="0.254cm" svg:x="5.71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2" draw:id="id162" draw:layer="layout" svg:width="0.254cm" svg:height="0.254cm" svg:x="6.45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5" draw:id="id165" draw:layer="layout" svg:width="0.254cm" svg:height="0.254cm" svg:x="5.71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69" draw:id="id169" draw:layer="layout" svg:width="0.254cm" svg:height="0.254cm" svg:x="6.45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466cm" svg:y1="19.65cm" svg:x2="5.021cm" svg:y2="20.005cm" draw:start-shape="id142" draw:start-glue-point="9" draw:end-shape="id160" draw:end-glue-point="5" svg:d="M4466 19650l555 355" svg:viewBox="0 0 556 356">
          <text:p/>
        </draw:connector>
        <draw:connector draw:style-name="gr8" draw:text-style-name="P5" draw:layer="layout" draw:type="line" svg:x1="5.201cm" svg:y1="20.185cm" svg:x2="5.756cm" svg:y2="20.54cm" draw:start-shape="id160" draw:start-glue-point="9" draw:end-shape="id161" draw:end-glue-point="5" svg:d="M5201 20185l555 355" svg:viewBox="0 0 556 356">
          <text:p/>
        </draw:connector>
        <draw:connector draw:style-name="gr8" draw:text-style-name="P5" draw:layer="layout" draw:type="line" svg:x1="5.936cm" svg:y1="20.72cm" svg:x2="6.491cm" svg:y2="21.075cm" draw:start-shape="id161" draw:start-glue-point="9" draw:end-shape="id162" draw:end-glue-point="5" svg:d="M5936 20720l555 355" svg:viewBox="0 0 556 356">
          <text:p/>
        </draw:connector>
        <draw:connector draw:style-name="gr8" draw:text-style-name="P5" draw:layer="layout" draw:type="line" svg:x1="4.466cm" svg:y1="20.72cm" svg:x2="5.021cm" svg:y2="21.075cm" draw:start-shape="id163" draw:start-glue-point="9" draw:end-shape="id164" draw:end-glue-point="5" svg:d="M4466 20720l555 355" svg:viewBox="0 0 556 356">
          <text:p/>
        </draw:connector>
        <draw:connector draw:style-name="gr8" draw:text-style-name="P5" draw:layer="layout" draw:type="line" svg:x1="5.201cm" svg:y1="21.255cm" svg:x2="5.756cm" svg:y2="21.61cm" draw:start-shape="id164" draw:start-glue-point="9" draw:end-shape="id165" draw:end-glue-point="5" svg:d="M5201 21255l555 355" svg:viewBox="0 0 556 356">
          <text:p/>
        </draw:connector>
        <draw:connector draw:style-name="gr8" draw:text-style-name="P5" draw:layer="layout" draw:type="line" svg:x1="4.466cm" svg:y1="21.79cm" svg:x2="5.021cm" svg:y2="22.145cm" draw:start-shape="id166" draw:start-glue-point="9" draw:end-shape="id167" draw:end-glue-point="5" svg:d="M4466 21790l555 355" svg:viewBox="0 0 556 356">
          <text:p/>
        </draw:connector>
        <draw:connector draw:style-name="gr8" draw:text-style-name="P5" draw:layer="layout" draw:type="line" svg:x1="5.936cm" svg:y1="19.65cm" svg:x2="6.491cm" svg:y2="20.005cm" draw:start-shape="id143" draw:start-glue-point="9" draw:end-shape="id168" draw:end-glue-point="5" svg:d="M5936 19650l555 355" svg:viewBox="0 0 556 356">
          <text:p/>
        </draw:connector>
        <draw:connector draw:style-name="gr9" draw:text-style-name="P6" draw:layer="layout" draw:type="line" svg:x1="5.936cm" svg:y1="21.79cm" svg:x2="6.491cm" svg:y2="22.145cm" draw:start-shape="id165" draw:start-glue-point="9" draw:end-shape="id169" draw:end-glue-point="5" svg:d="M5936 21790l555 355" svg:viewBox="0 0 556 356">
          <text:p/>
        </draw:connector>
        <draw:connector draw:style-name="gr10" draw:text-style-name="P5" draw:layer="layout" draw:type="line" svg:x1="4.466cm" svg:y1="21.61cm" svg:x2="5.021cm" svg:y2="21.255cm" draw:start-shape="id166" draw:start-glue-point="11" draw:end-shape="id164" draw:end-glue-point="7" svg:d="M4466 21610l555-355" svg:viewBox="0 0 556 356">
          <text:p/>
        </draw:connector>
        <draw:connector draw:style-name="gr10" draw:text-style-name="P5" draw:layer="layout" draw:type="line" svg:x1="5.201cm" svg:y1="21.075cm" svg:x2="5.756cm" svg:y2="20.72cm" draw:start-shape="id164" draw:start-glue-point="11" draw:end-shape="id161" draw:end-glue-point="7" svg:d="M5201 21075l555-355" svg:viewBox="0 0 556 356">
          <text:p/>
        </draw:connector>
        <draw:connector draw:style-name="gr10" draw:text-style-name="P5" draw:layer="layout" draw:type="line" svg:x1="4.466cm" svg:y1="20.54cm" svg:x2="5.021cm" svg:y2="20.185cm" draw:start-shape="id163" draw:start-glue-point="11" draw:end-shape="id160" draw:end-glue-point="7" svg:d="M4466 20540l555-355" svg:viewBox="0 0 556 356">
          <text:p/>
        </draw:connector>
        <draw:connector draw:style-name="gr10" draw:text-style-name="P5" draw:layer="layout" draw:type="line" svg:x1="5.201cm" svg:y1="20.005cm" svg:x2="5.756cm" svg:y2="19.65cm" draw:start-shape="id160" draw:start-glue-point="11" draw:end-shape="id143" draw:end-glue-point="7" svg:d="M5201 20005l555-355" svg:viewBox="0 0 556 356">
          <text:p/>
        </draw:connector>
        <draw:connector draw:style-name="gr10" draw:text-style-name="P5" draw:layer="layout" draw:type="line" svg:x1="5.936cm" svg:y1="20.54cm" svg:x2="6.491cm" svg:y2="20.185cm" draw:start-shape="id161" draw:start-glue-point="11" draw:end-shape="id168" draw:end-glue-point="7" svg:d="M5936 20540l555-355" svg:viewBox="0 0 556 356">
          <text:p/>
        </draw:connector>
        <draw:connector draw:style-name="gr10" draw:text-style-name="P5" draw:layer="layout" draw:type="line" svg:x1="5.201cm" svg:y1="22.145cm" svg:x2="5.756cm" svg:y2="21.79cm" draw:start-shape="id167" draw:start-glue-point="11" draw:end-shape="id165" draw:end-glue-point="7" svg:d="M5201 22145l555-355" svg:viewBox="0 0 556 356">
          <text:p/>
        </draw:connector>
        <draw:connector draw:style-name="gr10" draw:text-style-name="P5" draw:layer="layout" draw:type="line" svg:x1="5.936cm" svg:y1="21.61cm" svg:x2="6.491cm" svg:y2="21.255cm" draw:start-shape="id165" draw:start-glue-point="11" draw:end-shape="id162" draw:end-glue-point="7" svg:d="M5936 21610l555-355" svg:viewBox="0 0 556 356">
          <text:p/>
        </draw:connector>
        <draw:connector draw:style-name="gr10" draw:text-style-name="P5" draw:layer="layout" draw:type="line" svg:x1="3.731cm" svg:y1="20.005cm" svg:x2="4.286cm" svg:y2="19.65cm" draw:start-shape="id158" draw:start-glue-point="11" draw:end-shape="id142" draw:end-glue-point="7" svg:d="M3731 20005l555-355" svg:viewBox="0 0 556 356">
          <text:p/>
        </draw:connector>
        <draw:connector draw:style-name="gr10" draw:text-style-name="P5" draw:layer="layout" draw:type="line" svg:x1="3.731cm" svg:y1="21.075cm" svg:x2="4.286cm" svg:y2="20.72cm" draw:start-shape="id156" draw:start-glue-point="11" draw:end-shape="id163" draw:end-glue-point="7" svg:d="M3731 21075l555-355" svg:viewBox="0 0 556 356">
          <text:p/>
        </draw:connector>
        <draw:connector draw:style-name="gr10" draw:text-style-name="P5" draw:layer="layout" draw:type="line" svg:x1="3.731cm" svg:y1="22.145cm" svg:x2="4.286cm" svg:y2="21.79cm" draw:start-shape="id159" draw:start-glue-point="11" draw:end-shape="id166" draw:end-glue-point="7" svg:d="M3731 22145l555-355" svg:viewBox="0 0 556 356">
          <text:p/>
        </draw:connector>
        <draw:connector draw:style-name="gr8" draw:text-style-name="P5" draw:layer="layout" draw:type="line" svg:x1="3.731cm" svg:y1="21.255cm" svg:x2="4.286cm" svg:y2="21.61cm" draw:start-shape="id156" draw:start-glue-point="9" draw:end-shape="id166" draw:end-glue-point="5" svg:d="M3731 21255l555 355" svg:viewBox="0 0 556 356">
          <text:p/>
        </draw:connector>
        <draw:connector draw:style-name="gr8" draw:text-style-name="P5" draw:layer="layout" draw:type="line" svg:x1="3.731cm" svg:y1="20.185cm" svg:x2="4.286cm" svg:y2="20.54cm" draw:start-shape="id158" draw:start-glue-point="9" draw:end-shape="id163" draw:end-glue-point="5" svg:d="M3731 20185l555 355" svg:viewBox="0 0 556 356">
          <text:p/>
        </draw:connector>
        <draw:custom-shape draw:style-name="gr5" draw:text-style-name="P2" xml:id="id144" draw:id="id144" draw:layer="layout" svg:width="0.254cm" svg:height="0.254cm" svg:x="7.18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0" draw:id="id170" draw:layer="layout" svg:width="0.254cm" svg:height="0.254cm" svg:x="7.92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73" draw:id="id173" draw:layer="layout" svg:width="0.254cm" svg:height="0.254cm" svg:x="7.18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4" draw:id="id174" draw:layer="layout" svg:width="0.254cm" svg:height="0.254cm" svg:x="7.92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76" draw:id="id176" draw:layer="layout" svg:width="0.254cm" svg:height="0.254cm" svg:x="7.18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7" draw:id="id177" draw:layer="layout" svg:width="0.254cm" svg:height="0.254cm" svg:x="7.92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0.254cm" svg:height="0.254cm" svg:x="8.65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8" draw:id="id178" draw:layer="layout" svg:width="0.254cm" svg:height="0.254cm" svg:x="9.39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71" draw:id="id171" draw:layer="layout" svg:width="0.254cm" svg:height="0.254cm" svg:x="8.65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2" draw:id="id172" draw:layer="layout" svg:width="0.254cm" svg:height="0.254cm" svg:x="9.39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75" draw:id="id175" draw:layer="layout" svg:width="0.254cm" svg:height="0.254cm" svg:x="8.65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9" draw:id="id179" draw:layer="layout" svg:width="0.254cm" svg:height="0.254cm" svg:x="9.39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7.406cm" svg:y1="19.65cm" svg:x2="7.961cm" svg:y2="20.005cm" draw:start-shape="id144" draw:start-glue-point="9" draw:end-shape="id170" draw:end-glue-point="5" svg:d="M7406 19650l555 355" svg:viewBox="0 0 556 356">
          <text:p/>
        </draw:connector>
        <draw:connector draw:style-name="gr8" draw:text-style-name="P5" draw:layer="layout" draw:type="line" svg:x1="8.141cm" svg:y1="20.185cm" svg:x2="8.696cm" svg:y2="20.54cm" draw:start-shape="id170" draw:start-glue-point="9" draw:end-shape="id171" draw:end-glue-point="5" svg:d="M8141 20185l555 355" svg:viewBox="0 0 556 356">
          <text:p/>
        </draw:connector>
        <draw:connector draw:style-name="gr8" draw:text-style-name="P5" draw:layer="layout" draw:type="line" svg:x1="8.876cm" svg:y1="20.72cm" svg:x2="9.431cm" svg:y2="21.075cm" draw:start-shape="id171" draw:start-glue-point="9" draw:end-shape="id172" draw:end-glue-point="5" svg:d="M8876 20720l555 355" svg:viewBox="0 0 556 356">
          <text:p/>
        </draw:connector>
        <draw:connector draw:style-name="gr8" draw:text-style-name="P5" draw:layer="layout" draw:type="line" svg:x1="7.406cm" svg:y1="20.72cm" svg:x2="7.961cm" svg:y2="21.075cm" draw:start-shape="id173" draw:start-glue-point="9" draw:end-shape="id174" draw:end-glue-point="5" svg:d="M7406 20720l555 355" svg:viewBox="0 0 556 356">
          <text:p/>
        </draw:connector>
        <draw:connector draw:style-name="gr8" draw:text-style-name="P5" draw:layer="layout" draw:type="line" svg:x1="8.141cm" svg:y1="21.255cm" svg:x2="8.696cm" svg:y2="21.61cm" draw:start-shape="id174" draw:start-glue-point="9" draw:end-shape="id175" draw:end-glue-point="5" svg:d="M8141 21255l555 355" svg:viewBox="0 0 556 356">
          <text:p/>
        </draw:connector>
        <draw:connector draw:style-name="gr8" draw:text-style-name="P5" draw:layer="layout" draw:type="line" svg:x1="7.406cm" svg:y1="21.79cm" svg:x2="7.961cm" svg:y2="22.145cm" draw:start-shape="id176" draw:start-glue-point="9" draw:end-shape="id177" draw:end-glue-point="5" svg:d="M7406 21790l555 355" svg:viewBox="0 0 556 356">
          <text:p/>
        </draw:connector>
        <draw:connector draw:style-name="gr8" draw:text-style-name="P5" draw:layer="layout" draw:type="line" svg:x1="8.876cm" svg:y1="19.65cm" svg:x2="9.431cm" svg:y2="20.005cm" draw:start-shape="id145" draw:start-glue-point="9" draw:end-shape="id178" draw:end-glue-point="5" svg:d="M8876 19650l555 355" svg:viewBox="0 0 556 356">
          <text:p/>
        </draw:connector>
        <draw:connector draw:style-name="gr9" draw:text-style-name="P6" draw:layer="layout" draw:type="line" svg:x1="8.876cm" svg:y1="21.79cm" svg:x2="9.431cm" svg:y2="22.145cm" draw:start-shape="id175" draw:start-glue-point="9" draw:end-shape="id179" draw:end-glue-point="5" svg:d="M8876 21790l555 355" svg:viewBox="0 0 556 356">
          <text:p/>
        </draw:connector>
        <draw:connector draw:style-name="gr10" draw:text-style-name="P5" draw:layer="layout" draw:type="line" svg:x1="7.406cm" svg:y1="21.61cm" svg:x2="7.961cm" svg:y2="21.255cm" draw:start-shape="id176" draw:start-glue-point="11" draw:end-shape="id174" draw:end-glue-point="7" svg:d="M7406 21610l555-355" svg:viewBox="0 0 556 356">
          <text:p/>
        </draw:connector>
        <draw:connector draw:style-name="gr10" draw:text-style-name="P5" draw:layer="layout" draw:type="line" svg:x1="8.141cm" svg:y1="21.075cm" svg:x2="8.696cm" svg:y2="20.72cm" draw:start-shape="id174" draw:start-glue-point="11" draw:end-shape="id171" draw:end-glue-point="7" svg:d="M8141 21075l555-355" svg:viewBox="0 0 556 356">
          <text:p/>
        </draw:connector>
        <draw:connector draw:style-name="gr10" draw:text-style-name="P5" draw:layer="layout" draw:type="line" svg:x1="7.406cm" svg:y1="20.54cm" svg:x2="7.961cm" svg:y2="20.185cm" draw:start-shape="id173" draw:start-glue-point="11" draw:end-shape="id170" draw:end-glue-point="7" svg:d="M7406 20540l555-355" svg:viewBox="0 0 556 356">
          <text:p/>
        </draw:connector>
        <draw:connector draw:style-name="gr10" draw:text-style-name="P5" draw:layer="layout" draw:type="line" svg:x1="8.141cm" svg:y1="20.005cm" svg:x2="8.696cm" svg:y2="19.65cm" draw:start-shape="id170" draw:start-glue-point="11" draw:end-shape="id145" draw:end-glue-point="7" svg:d="M8141 20005l555-355" svg:viewBox="0 0 556 356">
          <text:p/>
        </draw:connector>
        <draw:connector draw:style-name="gr10" draw:text-style-name="P5" draw:layer="layout" draw:type="line" svg:x1="8.876cm" svg:y1="20.54cm" svg:x2="9.431cm" svg:y2="20.185cm" draw:start-shape="id171" draw:start-glue-point="11" draw:end-shape="id178" draw:end-glue-point="7" svg:d="M8876 20540l555-355" svg:viewBox="0 0 556 356">
          <text:p/>
        </draw:connector>
        <draw:connector draw:style-name="gr10" draw:text-style-name="P5" draw:layer="layout" draw:type="line" svg:x1="8.141cm" svg:y1="22.145cm" svg:x2="8.696cm" svg:y2="21.79cm" draw:start-shape="id177" draw:start-glue-point="11" draw:end-shape="id175" draw:end-glue-point="7" svg:d="M8141 22145l555-355" svg:viewBox="0 0 556 356">
          <text:p/>
        </draw:connector>
        <draw:connector draw:style-name="gr10" draw:text-style-name="P5" draw:layer="layout" draw:type="line" svg:x1="8.876cm" svg:y1="21.61cm" svg:x2="9.431cm" svg:y2="21.255cm" draw:start-shape="id175" draw:start-glue-point="11" draw:end-shape="id172" draw:end-glue-point="7" svg:d="M8876 21610l555-355" svg:viewBox="0 0 556 356">
          <text:p/>
        </draw:connector>
        <draw:custom-shape draw:style-name="gr5" draw:text-style-name="P2" xml:id="id146" draw:id="id146" draw:layer="layout" svg:width="0.254cm" svg:height="0.254cm" svg:x="10.12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0" draw:id="id180" draw:layer="layout" svg:width="0.254cm" svg:height="0.254cm" svg:x="10.86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82" draw:id="id182" draw:layer="layout" svg:width="0.254cm" svg:height="0.254cm" svg:x="10.12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3" draw:id="id183" draw:layer="layout" svg:width="0.254cm" svg:height="0.254cm" svg:x="10.86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85" draw:id="id185" draw:layer="layout" svg:width="0.254cm" svg:height="0.254cm" svg:x="10.12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6" draw:id="id186" draw:layer="layout" svg:width="0.254cm" svg:height="0.254cm" svg:x="10.86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346cm" svg:y1="19.65cm" svg:x2="10.901cm" svg:y2="20.005cm" draw:start-shape="id146" draw:start-glue-point="9" draw:end-shape="id180" draw:end-glue-point="5" svg:d="M10346 19650l555 355" svg:viewBox="0 0 556 356">
          <text:p/>
        </draw:connector>
        <draw:connector draw:style-name="gr8" draw:text-style-name="P5" draw:layer="layout" draw:type="line" svg:x1="11.081cm" svg:y1="20.185cm" svg:x2="11.636cm" svg:y2="20.54cm" draw:start-shape="id180" draw:start-glue-point="9" draw:end-shape="id181" draw:end-glue-point="5" svg:d="M11081 20185l555 355" svg:viewBox="0 0 556 356">
          <text:p/>
        </draw:connector>
        <draw:connector draw:style-name="gr8" draw:text-style-name="P5" draw:layer="layout" draw:type="line" svg:x1="10.346cm" svg:y1="20.72cm" svg:x2="10.901cm" svg:y2="21.075cm" draw:start-shape="id182" draw:start-glue-point="9" draw:end-shape="id183" draw:end-glue-point="5" svg:d="M10346 20720l555 355" svg:viewBox="0 0 556 356">
          <text:p/>
        </draw:connector>
        <draw:connector draw:style-name="gr8" draw:text-style-name="P5" draw:layer="layout" draw:type="line" svg:x1="11.081cm" svg:y1="21.255cm" svg:x2="11.636cm" svg:y2="21.61cm" draw:start-shape="id183" draw:start-glue-point="9" draw:end-shape="id184" draw:end-glue-point="5" svg:d="M11081 21255l555 355" svg:viewBox="0 0 556 356">
          <text:p/>
        </draw:connector>
        <draw:connector draw:style-name="gr8" draw:text-style-name="P5" draw:layer="layout" draw:type="line" svg:x1="10.346cm" svg:y1="21.79cm" svg:x2="10.901cm" svg:y2="22.145cm" draw:start-shape="id185" draw:start-glue-point="9" draw:end-shape="id186" draw:end-glue-point="5" svg:d="M10346 21790l555 355" svg:viewBox="0 0 556 356">
          <text:p/>
        </draw:connector>
        <draw:connector draw:style-name="gr10" draw:text-style-name="P5" draw:layer="layout" draw:type="line" svg:x1="10.346cm" svg:y1="21.61cm" svg:x2="10.901cm" svg:y2="21.255cm" draw:start-shape="id185" draw:start-glue-point="11" draw:end-shape="id183" draw:end-glue-point="7" svg:d="M10346 21610l555-355" svg:viewBox="0 0 556 356">
          <text:p/>
        </draw:connector>
        <draw:connector draw:style-name="gr10" draw:text-style-name="P5" draw:layer="layout" draw:type="line" svg:x1="11.081cm" svg:y1="21.075cm" svg:x2="11.636cm" svg:y2="20.72cm" draw:start-shape="id183" draw:start-glue-point="11" draw:end-shape="id181" draw:end-glue-point="7" svg:d="M11081 21075l555-355" svg:viewBox="0 0 556 356">
          <text:p/>
        </draw:connector>
        <draw:connector draw:style-name="gr10" draw:text-style-name="P5" draw:layer="layout" draw:type="line" svg:x1="10.346cm" svg:y1="20.54cm" svg:x2="10.901cm" svg:y2="20.185cm" draw:start-shape="id182" draw:start-glue-point="11" draw:end-shape="id180" draw:end-glue-point="7" svg:d="M10346 20540l555-355" svg:viewBox="0 0 556 356">
          <text:p/>
        </draw:connector>
        <draw:connector draw:style-name="gr10" draw:text-style-name="P5" draw:layer="layout" draw:type="line" svg:x1="11.081cm" svg:y1="20.005cm" svg:x2="11.636cm" svg:y2="19.65cm" draw:start-shape="id180" draw:start-glue-point="11" draw:end-shape="id147" draw:end-glue-point="7" svg:d="M11081 20005l555-355" svg:viewBox="0 0 556 356">
          <text:p/>
        </draw:connector>
        <draw:connector draw:style-name="gr10" draw:text-style-name="P5" draw:layer="layout" draw:type="line" svg:x1="11.081cm" svg:y1="22.145cm" svg:x2="11.636cm" svg:y2="21.79cm" draw:start-shape="id186" draw:start-glue-point="11" draw:end-shape="id184" draw:end-glue-point="7" svg:d="M11081 22145l555-355" svg:viewBox="0 0 556 356">
          <text:p/>
        </draw:connector>
        <draw:connector draw:style-name="gr10" draw:text-style-name="P5" draw:layer="layout" draw:type="line" svg:x1="9.611cm" svg:y1="20.005cm" svg:x2="10.166cm" svg:y2="19.65cm" draw:start-shape="id178" draw:start-glue-point="11" draw:end-shape="id146" draw:end-glue-point="7" svg:d="M9611 20005l555-355" svg:viewBox="0 0 556 356">
          <text:p/>
        </draw:connector>
        <draw:connector draw:style-name="gr10" draw:text-style-name="P5" draw:layer="layout" draw:type="line" svg:x1="9.611cm" svg:y1="21.075cm" svg:x2="10.166cm" svg:y2="20.72cm" draw:start-shape="id172" draw:start-glue-point="11" draw:end-shape="id182" draw:end-glue-point="7" svg:d="M9611 21075l555-355" svg:viewBox="0 0 556 356">
          <text:p/>
        </draw:connector>
        <draw:connector draw:style-name="gr10" draw:text-style-name="P5" draw:layer="layout" draw:type="line" svg:x1="9.611cm" svg:y1="22.145cm" svg:x2="10.166cm" svg:y2="21.79cm" draw:start-shape="id179" draw:start-glue-point="11" draw:end-shape="id185" draw:end-glue-point="7" svg:d="M9611 22145l555-355" svg:viewBox="0 0 556 356">
          <text:p/>
        </draw:connector>
        <draw:connector draw:style-name="gr8" draw:text-style-name="P5" draw:layer="layout" draw:type="line" svg:x1="9.611cm" svg:y1="21.255cm" svg:x2="10.166cm" svg:y2="21.61cm" draw:start-shape="id172" draw:start-glue-point="9" draw:end-shape="id185" draw:end-glue-point="5" svg:d="M9611 21255l555 355" svg:viewBox="0 0 556 356">
          <text:p/>
        </draw:connector>
        <draw:connector draw:style-name="gr8" draw:text-style-name="P5" draw:layer="layout" draw:type="line" svg:x1="9.611cm" svg:y1="20.185cm" svg:x2="10.166cm" svg:y2="20.54cm" draw:start-shape="id178" draw:start-glue-point="9" draw:end-shape="id182" draw:end-glue-point="5" svg:d="M9611 20185l555 355" svg:viewBox="0 0 556 356">
          <text:p/>
        </draw:connector>
        <draw:connector draw:style-name="gr8" draw:text-style-name="P5" draw:layer="layout" draw:type="line" svg:x1="6.671cm" svg:y1="20.185cm" svg:x2="7.226cm" svg:y2="20.54cm" draw:start-shape="id168" draw:start-glue-point="9" draw:end-shape="id173" draw:end-glue-point="5" svg:d="M6671 20185l555 355" svg:viewBox="0 0 556 356">
          <text:p/>
        </draw:connector>
        <draw:connector draw:style-name="gr8" draw:text-style-name="P5" draw:layer="layout" draw:type="line" svg:x1="6.671cm" svg:y1="21.255cm" svg:x2="7.226cm" svg:y2="21.61cm" draw:start-shape="id162" draw:start-glue-point="9" draw:end-shape="id176" draw:end-glue-point="5" svg:d="M6671 21255l555 355" svg:viewBox="0 0 556 356">
          <text:p/>
        </draw:connector>
        <draw:connector draw:style-name="gr10" draw:text-style-name="P5" draw:layer="layout" draw:type="line" svg:x1="6.671cm" svg:y1="22.145cm" svg:x2="7.226cm" svg:y2="21.79cm" draw:start-shape="id169" draw:start-glue-point="11" draw:end-shape="id176" draw:end-glue-point="7" svg:d="M6671 22145l555-355" svg:viewBox="0 0 556 356">
          <text:p/>
        </draw:connector>
        <draw:connector draw:style-name="gr10" draw:text-style-name="P5" draw:layer="layout" draw:type="line" svg:x1="6.671cm" svg:y1="21.075cm" svg:x2="7.226cm" svg:y2="20.72cm" draw:start-shape="id162" draw:start-glue-point="11" draw:end-shape="id173" draw:end-glue-point="7" svg:d="M6671 21075l555-355" svg:viewBox="0 0 556 356">
          <text:p/>
        </draw:connector>
        <draw:connector draw:style-name="gr10" draw:text-style-name="P5" draw:layer="layout" draw:type="line" svg:x1="6.671cm" svg:y1="20.005cm" svg:x2="7.226cm" svg:y2="19.65cm" draw:start-shape="id168" draw:start-glue-point="11" draw:end-shape="id144" draw:end-glue-point="7" svg:d="M6671 20005l555-355" svg:viewBox="0 0 556 356">
          <text:p/>
        </draw:connector>
        <draw:custom-shape draw:style-name="gr5" draw:text-style-name="P2" xml:id="id147" draw:id="id147" draw:layer="layout" svg:width="0.254cm" svg:height="0.254cm" svg:x="11.599cm" svg:y="1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7" draw:id="id187" draw:layer="layout" svg:width="0.254cm" svg:height="0.254cm" svg:x="12.33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81" draw:id="id181" draw:layer="layout" svg:width="0.254cm" svg:height="0.254cm" svg:x="11.599cm" svg:y="2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8" draw:id="id188" draw:layer="layout" svg:width="0.254cm" svg:height="0.254cm" svg:x="12.334cm" svg:y="2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84" draw:id="id184" draw:layer="layout" svg:width="0.254cm" svg:height="0.254cm" svg:x="11.599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9" draw:id="id189" draw:layer="layout" svg:width="0.254cm" svg:height="0.254cm" svg:x="12.334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1.816cm" svg:y1="19.65cm" svg:x2="12.371cm" svg:y2="20.005cm" draw:start-shape="id147" draw:start-glue-point="9" draw:end-shape="id187" draw:end-glue-point="5" svg:d="M11816 19650l555 355" svg:viewBox="0 0 556 356">
          <text:p/>
        </draw:connector>
        <draw:connector draw:style-name="gr8" draw:text-style-name="P5" draw:layer="layout" draw:type="line" svg:x1="12.551cm" svg:y1="20.185cm" svg:x2="13.006cm" svg:y2="20.64cm" draw:start-shape="id187" draw:start-glue-point="9" svg:d="M12551 20185l455 455" svg:viewBox="0 0 456 456">
          <text:p/>
        </draw:connector>
        <draw:connector draw:style-name="gr8" draw:text-style-name="P5" draw:layer="layout" draw:type="line" svg:x1="11.816cm" svg:y1="20.72cm" svg:x2="12.371cm" svg:y2="21.075cm" draw:start-shape="id181" draw:start-glue-point="9" draw:end-shape="id188" draw:end-glue-point="5" svg:d="M11816 20720l555 355" svg:viewBox="0 0 556 356">
          <text:p/>
        </draw:connector>
        <draw:connector draw:style-name="gr8" draw:text-style-name="P5" draw:layer="layout" draw:type="line" svg:x1="12.551cm" svg:y1="21.255cm" svg:x2="13.006cm" svg:y2="21.71cm" draw:start-shape="id188" draw:start-glue-point="9" svg:d="M12551 21255l455 455" svg:viewBox="0 0 456 456">
          <text:p/>
        </draw:connector>
        <draw:connector draw:style-name="gr8" draw:text-style-name="P5" draw:layer="layout" draw:type="line" svg:x1="11.816cm" svg:y1="21.79cm" svg:x2="12.371cm" svg:y2="22.145cm" draw:start-shape="id184" draw:start-glue-point="9" draw:end-shape="id189" draw:end-glue-point="5" svg:d="M11816 21790l555 355" svg:viewBox="0 0 556 356">
          <text:p/>
        </draw:connector>
        <draw:connector draw:style-name="gr10" draw:text-style-name="P5" draw:layer="layout" draw:type="line" svg:x1="11.816cm" svg:y1="21.61cm" svg:x2="12.371cm" svg:y2="21.255cm" draw:start-shape="id184" draw:start-glue-point="11" draw:end-shape="id188" draw:end-glue-point="7" svg:d="M11816 21610l555-355" svg:viewBox="0 0 556 356">
          <text:p/>
        </draw:connector>
        <draw:connector draw:style-name="gr10" draw:text-style-name="P5" draw:layer="layout" draw:type="line" svg:x1="12.551cm" svg:y1="21.075cm" svg:x2="13.006cm" svg:y2="20.72cm" draw:start-shape="id188" draw:start-glue-point="11" svg:d="M12551 21075l455-355" svg:viewBox="0 0 456 356">
          <text:p/>
        </draw:connector>
        <draw:connector draw:style-name="gr10" draw:text-style-name="P5" draw:layer="layout" draw:type="line" svg:x1="11.816cm" svg:y1="20.54cm" svg:x2="12.371cm" svg:y2="20.185cm" draw:start-shape="id181" draw:start-glue-point="11" draw:end-shape="id187" draw:end-glue-point="7" svg:d="M11816 20540l555-355" svg:viewBox="0 0 556 356">
          <text:p/>
        </draw:connector>
        <draw:connector draw:style-name="gr10" draw:text-style-name="P5" draw:layer="layout" draw:type="line" svg:x1="12.551cm" svg:y1="20.005cm" svg:x2="13.006cm" svg:y2="19.65cm" draw:start-shape="id187" draw:start-glue-point="11" svg:d="M12551 20005l455-355" svg:viewBox="0 0 456 356">
          <text:p/>
        </draw:connector>
        <draw:connector draw:style-name="gr10" draw:text-style-name="P5" draw:layer="layout" draw:type="line" svg:x1="12.551cm" svg:y1="22.145cm" svg:x2="13.006cm" svg:y2="21.79cm" draw:start-shape="id189" draw:start-glue-point="11" svg:d="M12551 22145l455-355" svg:viewBox="0 0 456 356">
          <text:p/>
        </draw:connector>
        <draw:custom-shape draw:style-name="gr7" draw:text-style-name="P4" xml:id="id190" draw:id="id190" draw:layer="layout" svg:width="0.128cm" svg:height="0.127cm" svg:x="2.84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1" draw:id="id191" draw:layer="layout" svg:width="0.128cm" svg:height="0.127cm" svg:x="4.31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2" draw:id="id192" draw:layer="layout" svg:width="0.128cm" svg:height="0.127cm" svg:x="5.78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3" draw:id="id193" draw:layer="layout" svg:width="0.128cm" svg:height="0.127cm" svg:x="7.25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4" draw:id="id194" draw:layer="layout" svg:width="0.128cm" svg:height="0.127cm" svg:x="8.72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5" draw:id="id195" draw:layer="layout" svg:width="0.128cm" svg:height="0.127cm" svg:x="10.19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96" draw:id="id196" draw:layer="layout" svg:width="0.128cm" svg:height="0.127cm" svg:x="11.66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1cm" svg:y1="22.325cm" svg:x2="2.951cm" svg:y2="22.724cm" draw:start-shape="id159" draw:start-glue-point="7" draw:end-shape="id190" draw:end-glue-point="11" svg:d="M3551 22325l-600 399" svg:viewBox="0 0 601 400">
          <text:p/>
        </draw:connector>
        <draw:connector draw:style-name="gr10" draw:text-style-name="P5" draw:layer="layout" draw:type="line" svg:x1="5.021cm" svg:y1="22.325cm" svg:x2="4.422cm" svg:y2="22.724cm" draw:start-shape="id167" draw:start-glue-point="7" draw:end-shape="id191" draw:end-glue-point="11" svg:d="M5021 22325l-599 399" svg:viewBox="0 0 600 400">
          <text:p/>
        </draw:connector>
        <draw:connector draw:style-name="gr10" draw:text-style-name="P5" draw:layer="layout" draw:type="line" svg:x1="6.491cm" svg:y1="22.325cm" svg:x2="5.891cm" svg:y2="22.724cm" draw:start-shape="id169" draw:start-glue-point="7" draw:end-shape="id192" draw:end-glue-point="11" svg:d="M6491 22325l-600 399" svg:viewBox="0 0 601 400">
          <text:p/>
        </draw:connector>
        <draw:connector draw:style-name="gr10" draw:text-style-name="P5" draw:layer="layout" draw:type="line" svg:x1="7.961cm" svg:y1="22.325cm" svg:x2="7.362cm" svg:y2="22.724cm" draw:start-shape="id177" draw:start-glue-point="7" draw:end-shape="id193" draw:end-glue-point="11" svg:d="M7961 22325l-599 399" svg:viewBox="0 0 600 400">
          <text:p/>
        </draw:connector>
        <draw:connector draw:style-name="gr10" draw:text-style-name="P5" draw:layer="layout" draw:type="line" svg:x1="9.431cm" svg:y1="22.325cm" svg:x2="8.831cm" svg:y2="22.724cm" draw:start-shape="id179" draw:start-glue-point="7" draw:end-shape="id194" draw:end-glue-point="11" svg:d="M9431 22325l-600 399" svg:viewBox="0 0 601 400">
          <text:p/>
        </draw:connector>
        <draw:connector draw:style-name="gr10" draw:text-style-name="P5" draw:layer="layout" draw:type="line" svg:x1="10.901cm" svg:y1="22.325cm" svg:x2="10.302cm" svg:y2="22.724cm" draw:start-shape="id186" draw:start-glue-point="7" draw:end-shape="id195" draw:end-glue-point="11" svg:d="M10901 22325l-599 399" svg:viewBox="0 0 600 400">
          <text:p/>
        </draw:connector>
        <draw:connector draw:style-name="gr10" draw:text-style-name="P5" draw:layer="layout" draw:type="line" svg:x1="12.371cm" svg:y1="22.325cm" svg:x2="11.771cm" svg:y2="22.724cm" draw:start-shape="id189" draw:start-glue-point="7" draw:end-shape="id196" draw:end-glue-point="11" svg:d="M12371 22325l-600 399" svg:viewBox="0 0 601 400">
          <text:p/>
        </draw:connector>
        <draw:connector draw:style-name="gr8" draw:text-style-name="P5" draw:layer="layout" draw:type="line" svg:x1="2.317cm" svg:y1="19.07cm" svg:x2="2.816cm" svg:y2="19.47cm" draw:end-shape="id141" draw:end-glue-point="5" svg:d="M2317 19070l499 400" svg:viewBox="0 0 500 401">
          <text:p/>
        </draw:connector>
        <draw:connector draw:style-name="gr8" draw:text-style-name="P5" draw:layer="layout" draw:type="line" svg:x1="12.55cm" svg:y1="19.116cm" svg:x2="13.006cm" svg:y2="19.57cm" draw:start-shape="id140" draw:start-glue-point="9" svg:d="M12550 19116l456 454" svg:viewBox="0 0 457 455">
          <text:p/>
        </draw:connector>
        <draw:connector draw:style-name="gr8" draw:text-style-name="P5" draw:layer="layout" draw:type="line" svg:x1="2.361cm" svg:y1="22.325cm" svg:x2="2.859cm" svg:y2="22.724cm" draw:end-shape="id190" draw:end-glue-point="5" svg:d="M2361 22325l498 399" svg:viewBox="0 0 499 400">
          <text:p/>
        </draw:connector>
        <draw:connector draw:style-name="gr8" draw:text-style-name="P5" draw:layer="layout" draw:type="line" svg:x1="3.731cm" svg:y1="22.325cm" svg:x2="4.33cm" svg:y2="22.724cm" draw:start-shape="id159" draw:start-glue-point="9" draw:end-shape="id191" draw:end-glue-point="5" svg:d="M3731 22325l599 399" svg:viewBox="0 0 600 400">
          <text:p/>
        </draw:connector>
        <draw:connector draw:style-name="gr8" draw:text-style-name="P5" draw:layer="layout" draw:type="line" svg:x1="5.201cm" svg:y1="22.325cm" svg:x2="5.799cm" svg:y2="22.724cm" draw:start-shape="id167" draw:start-glue-point="9" draw:end-shape="id192" draw:end-glue-point="5" svg:d="M5201 22325l598 399" svg:viewBox="0 0 599 400">
          <text:p/>
        </draw:connector>
        <draw:connector draw:style-name="gr8" draw:text-style-name="P5" draw:layer="layout" draw:type="line" svg:x1="6.671cm" svg:y1="22.325cm" svg:x2="7.27cm" svg:y2="22.724cm" draw:start-shape="id169" draw:start-glue-point="9" draw:end-shape="id193" draw:end-glue-point="5" svg:d="M6671 22325l599 399" svg:viewBox="0 0 600 400">
          <text:p/>
        </draw:connector>
        <draw:connector draw:style-name="gr8" draw:text-style-name="P5" draw:layer="layout" draw:type="line" svg:x1="8.141cm" svg:y1="22.325cm" svg:x2="8.739cm" svg:y2="22.724cm" draw:start-shape="id177" draw:start-glue-point="9" draw:end-shape="id194" draw:end-glue-point="5" svg:d="M8141 22325l598 399" svg:viewBox="0 0 599 400">
          <text:p/>
        </draw:connector>
        <draw:connector draw:style-name="gr8" draw:text-style-name="P5" draw:layer="layout" draw:type="line" svg:x1="9.611cm" svg:y1="22.325cm" svg:x2="10.21cm" svg:y2="22.724cm" draw:start-shape="id179" draw:start-glue-point="9" draw:end-shape="id195" draw:end-glue-point="5" svg:d="M9611 22325l599 399" svg:viewBox="0 0 600 400">
          <text:p/>
        </draw:connector>
        <draw:connector draw:style-name="gr8" draw:text-style-name="P5" draw:layer="layout" draw:type="line" svg:x1="11.081cm" svg:y1="22.325cm" svg:x2="11.679cm" svg:y2="22.724cm" draw:start-shape="id186" draw:start-glue-point="9" draw:end-shape="id196" draw:end-glue-point="5" svg:d="M11081 22325l598 399" svg:viewBox="0 0 599 400">
          <text:p/>
        </draw:connector>
        <draw:connector draw:style-name="gr8" draw:text-style-name="P5" draw:layer="layout" draw:type="line" svg:x1="12.551cm" svg:y1="22.325cm" svg:x2="13.05cm" svg:y2="22.824cm" draw:start-shape="id189" draw:start-glue-point="9" svg:d="M12551 22325l499 499" svg:viewBox="0 0 500 500">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20:15:41.238887878</dc:date>
    <meta:editing-duration>PT40M19S</meta:editing-duration>
    <meta:editing-cycles>7</meta:editing-cycles>
    <meta:document-statistic meta:object-count="686"/>
  </office:meta>
</office:document-meta>
</file>